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el" style:master-page-name="MPF0" style:family="paragraph">
      <style:paragraph-properties fo:break-before="page"/>
    </style:style>
    <style:style style:name="P2" style:parent-style-name="Untertitel" style:family="paragraph">
      <style:text-properties fo:font-weight="bold" style:font-weight-asian="bold" style:font-weight-complex="bold" fo:color="#00000A"/>
    </style:style>
    <style:style style:name="P3" style:parent-style-name="ContentsHeading" style:family="paragraph">
      <style:paragraph-properties fo:break-before="page">
        <style:tab-stops>
          <style:tab-stop style:type="right" style:leader-style="dotted" style:leader-text="." style:position="6.5319in"/>
        </style:tab-stops>
      </style:paragraph-properties>
    </style:style>
    <style:style style:name="P4" style:parent-style-name="Textbody" style:family="paragraph"/>
    <style:style style:name="T5" style:parent-style-name="Absatz-Standardschriftart" style:family="text">
      <style:text-properties style:font-name="Courier" fo:font-weight="bold" style:font-weight-asian="bold" style:font-weight-complex="bold"/>
    </style:style>
    <style:style style:name="T6" style:parent-style-name="Absatz-Standardschriftart" style:family="text">
      <style:text-properties style:font-name="OpenSymbol" style:font-name-asian="OpenSymbol" style:font-name-complex="OpenSymbol" fo:font-size="32pt" style:font-size-asian="32pt" style:font-size-complex="32pt"/>
    </style:style>
    <style:style style:name="T7" style:parent-style-name="Absatz-Standardschriftart" style:family="text">
      <style:text-properties style:font-name-asian="OpenSymbol" style:font-name-complex="OpenSymbol"/>
    </style:style>
    <style:style style:name="T8" style:parent-style-name="Absatz-Standardschriftart" style:family="text">
      <style:text-properties style:font-name-asian="OpenSymbol" style:font-name-complex="OpenSymbol"/>
    </style:style>
    <style:style style:name="T9" style:parent-style-name="Absatz-Standardschriftart" style:family="text">
      <style:text-properties style:font-name="Courier" style:font-name-asian="OpenSymbol" style:font-name-complex="OpenSymbol" fo:font-weight="bold" style:font-weight-asian="bold" style:font-weight-complex="bold"/>
    </style:style>
    <style:style style:name="T10" style:parent-style-name="Absatz-Standardschriftart" style:family="text">
      <style:text-properties style:font-name-asian="OpenSymbol" style:font-name-complex="OpenSymbol"/>
    </style:style>
    <style:style style:name="P11" style:parent-style-name="Lösung" style:family="paragraph">
      <style:text-properties fo:language="en" fo:country="GB"/>
    </style:style>
    <style:style style:name="P12" style:parent-style-name="Lösung" style:family="paragraph">
      <style:text-properties fo:language="en" fo:country="GB"/>
    </style:style>
    <style:style style:name="T13" style:parent-style-name="Absatz-Standardschriftart" style:family="text">
      <style:text-properties style:font-name-asian="OpenSymbol" style:font-name-complex="OpenSymbol"/>
    </style:style>
    <style:style style:name="T14" style:parent-style-name="Absatz-Standardschriftart" style:family="text">
      <style:text-properties style:font-name="Courier" style:font-name-asian="OpenSymbol" style:font-name-complex="OpenSymbol" fo:font-weight="bold" style:font-weight-asian="bold" style:font-weight-complex="bold"/>
    </style:style>
    <style:style style:name="T15" style:parent-style-name="Absatz-Standardschriftart" style:family="text">
      <style:text-properties style:font-name-asian="OpenSymbol" style:font-name-complex="OpenSymbol"/>
    </style:style>
    <style:style style:name="T16" style:parent-style-name="Absatz-Standardschriftart" style:family="text">
      <style:text-properties style:font-name-asian="OpenSymbol" style:font-name-complex="OpenSymbol" fo:font-style="italic" style:font-style-asian="italic" style:font-style-complex="italic"/>
    </style:style>
    <style:style style:name="T17" style:parent-style-name="Absatz-Standardschriftart" style:family="text">
      <style:text-properties style:font-name-asian="OpenSymbol" style:font-name-complex="OpenSymbol"/>
    </style:style>
    <style:style style:name="T18" style:parent-style-name="Absatz-Standardschriftart" style:family="text">
      <style:text-properties style:font-name="Courier" style:font-name-asian="OpenSymbol" style:font-name-complex="OpenSymbol" fo:font-weight="bold" style:font-weight-asian="bold" style:font-weight-complex="bold"/>
    </style:style>
    <style:style style:name="T19" style:parent-style-name="Absatz-Standardschriftart" style:family="text">
      <style:text-properties style:font-name-asian="OpenSymbol" style:font-name-complex="OpenSymbol"/>
    </style:style>
    <style:style style:name="P20" style:parent-style-name="Textbody" style:family="paragraph"/>
    <style:style style:name="T21" style:parent-style-name="Absatz-Standardschriftart" style:family="text">
      <style:text-properties style:font-name-asian="OpenSymbol" style:font-name-complex="OpenSymbol"/>
    </style:style>
    <style:style style:name="T22" style:parent-style-name="Absatz-Standardschriftart" style:family="text">
      <style:text-properties style:font-name="Courier" style:font-name-asian="OpenSymbol" style:font-name-complex="OpenSymbol" fo:font-weight="bold" style:font-weight-asian="bold" style:font-weight-complex="bold"/>
    </style:style>
    <style:style style:name="T23" style:parent-style-name="Absatz-Standardschriftart" style:family="text">
      <style:text-properties style:font-name-asian="OpenSymbol" style:font-name-complex="OpenSymbol"/>
    </style:style>
    <style:style style:name="T24" style:parent-style-name="Absatz-Standardschriftart" style:family="text">
      <style:text-properties style:font-name-asian="OpenSymbol" style:font-name-complex="OpenSymbol" fo:font-style="italic" style:font-style-asian="italic" style:font-style-complex="italic"/>
    </style:style>
    <style:style style:name="T25" style:parent-style-name="Absatz-Standardschriftart" style:family="text">
      <style:text-properties style:font-name-asian="OpenSymbol" style:font-name-complex="OpenSymbol"/>
    </style:style>
    <style:style style:name="P26" style:parent-style-name="Textbody" style:family="paragraph"/>
    <style:style style:name="T27" style:parent-style-name="Absatz-Standardschriftart" style:family="text">
      <style:text-properties style:font-name-asian="OpenSymbol" style:font-name-complex="OpenSymbol"/>
    </style:style>
    <style:style style:name="T28" style:parent-style-name="Absatz-Standardschriftart" style:family="text">
      <style:text-properties style:font-name="Courier" style:font-name-asian="OpenSymbol" style:font-name-complex="OpenSymbol" fo:font-weight="bold" style:font-weight-asian="bold" style:font-weight-complex="bold"/>
    </style:style>
    <style:style style:name="T29" style:parent-style-name="Absatz-Standardschriftart" style:family="text">
      <style:text-properties style:font-name-asian="OpenSymbol" style:font-name-complex="OpenSymbol"/>
    </style:style>
    <style:style style:name="T30" style:parent-style-name="Absatz-Standardschriftart" style:family="text">
      <style:text-properties style:font-name-asian="OpenSymbol" style:font-name-complex="OpenSymbol" fo:font-style="italic" style:font-style-asian="italic" style:font-style-complex="italic"/>
    </style:style>
    <style:style style:name="T31" style:parent-style-name="Absatz-Standardschriftart" style:family="text">
      <style:text-properties style:font-name-asian="OpenSymbol" style:font-name-complex="OpenSymbol"/>
    </style:style>
    <style:style style:name="P32" style:parent-style-name="Textbody" style:family="paragraph"/>
    <style:style style:name="T33" style:parent-style-name="Absatz-Standardschriftart" style:family="text">
      <style:text-properties style:font-name-asian="OpenSymbol" style:font-name-complex="OpenSymbol"/>
    </style:style>
    <style:style style:name="T34" style:parent-style-name="Absatz-Standardschriftart" style:family="text">
      <style:text-properties style:font-name="Courier" style:font-name-asian="OpenSymbol" style:font-name-complex="OpenSymbol" fo:font-weight="bold" style:font-weight-asian="bold" style:font-weight-complex="bold"/>
    </style:style>
    <style:style style:name="T35" style:parent-style-name="Absatz-Standardschriftart" style:family="text">
      <style:text-properties style:font-name-asian="OpenSymbol" style:font-name-complex="OpenSymbol"/>
    </style:style>
    <style:style style:name="T36" style:parent-style-name="Absatz-Standardschriftart" style:family="text">
      <style:text-properties style:font-name-asian="OpenSymbol" style:font-name-complex="OpenSymbol" fo:font-style="italic" style:font-style-asian="italic" style:font-style-complex="italic"/>
    </style:style>
    <style:style style:name="T37" style:parent-style-name="Absatz-Standardschriftart" style:family="text">
      <style:text-properties style:font-name-asian="OpenSymbol" style:font-name-complex="OpenSymbol"/>
    </style:style>
    <style:style style:name="T38" style:parent-style-name="Absatz-Standardschriftart" style:family="text">
      <style:text-properties style:font-name-asian="OpenSymbol" style:font-name-complex="OpenSymbol"/>
    </style:style>
    <style:style style:name="T39" style:parent-style-name="Absatz-Standardschriftart" style:family="text">
      <style:text-properties style:font-name-asian="OpenSymbol" style:font-name-complex="OpenSymbol"/>
    </style:style>
    <style:style style:name="T40" style:parent-style-name="Absatz-Standardschriftart" style:family="text">
      <style:text-properties style:font-name="Courier" style:font-name-asian="OpenSymbol" style:font-name-complex="OpenSymbol" fo:font-weight="bold" style:font-weight-asian="bold" style:font-weight-complex="bold"/>
    </style:style>
    <style:style style:name="T41" style:parent-style-name="Absatz-Standardschriftart" style:family="text">
      <style:text-properties style:font-name-asian="OpenSymbol" style:font-name-complex="OpenSymbol"/>
    </style:style>
    <style:style style:name="T42" style:parent-style-name="Absatz-Standardschriftart" style:family="text">
      <style:text-properties style:font-name="OpenSymbol" style:font-name-asian="OpenSymbol" style:font-name-complex="OpenSymbol" fo:font-size="32pt" style:font-size-asian="32pt" style:font-size-complex="32pt"/>
    </style:style>
    <style:style style:name="T43" style:parent-style-name="Absatz-Standardschriftart" style:family="text">
      <style:text-properties style:font-name="OpenSymbol" style:font-name-asian="OpenSymbol" style:font-name-complex="OpenSymbol" fo:font-size="32pt" style:font-size-asian="32pt" style:font-size-complex="32pt"/>
    </style:style>
    <style:style style:name="T44" style:parent-style-name="Absatz-Standardschriftart" style:family="text">
      <style:text-properties style:font-name-asian="OpenSymbol" style:font-name-complex="OpenSymbol"/>
    </style:style>
    <style:style style:name="T45" style:parent-style-name="Absatz-Standardschriftart" style:family="text">
      <style:text-properties style:font-name="Courier" style:font-name-asian="OpenSymbol" style:font-name-complex="OpenSymbol" fo:font-weight="bold" style:font-weight-asian="bold" style:font-weight-complex="bold"/>
    </style:style>
    <style:style style:name="T46" style:parent-style-name="Absatz-Standardschriftart" style:family="text">
      <style:text-properties style:font-name-asian="OpenSymbol" style:font-name-complex="OpenSymbol"/>
    </style:style>
    <style:style style:name="T47" style:parent-style-name="Absatz-Standardschriftart" style:family="text">
      <style:text-properties style:font-name="Courier" style:font-name-asian="OpenSymbol" style:font-name-complex="OpenSymbol" fo:font-weight="bold" style:font-weight-asian="bold" style:font-weight-complex="bold"/>
    </style:style>
    <style:style style:name="T48" style:parent-style-name="Absatz-Standardschriftart" style:family="text">
      <style:text-properties style:font-name-asian="OpenSymbol" style:font-name-complex="OpenSymbol"/>
    </style:style>
    <style:style style:name="T49" style:parent-style-name="Absatz-Standardschriftart" style:family="text">
      <style:text-properties style:font-name="Courier" style:font-name-asian="OpenSymbol" style:font-name-complex="OpenSymbol" fo:font-weight="bold" style:font-weight-asian="bold" style:font-weight-complex="bold"/>
    </style:style>
    <style:style style:name="T50" style:parent-style-name="Absatz-Standardschriftart" style:family="text">
      <style:text-properties style:font-name-asian="OpenSymbol" style:font-name-complex="OpenSymbol"/>
    </style:style>
    <style:style style:name="T51" style:parent-style-name="Absatz-Standardschriftart" style:family="text">
      <style:text-properties style:font-name="Courier" style:font-name-asian="OpenSymbol" style:font-name-complex="OpenSymbol" fo:font-weight="bold" style:font-weight-asian="bold" style:font-weight-complex="bold"/>
    </style:style>
    <style:style style:name="T52" style:parent-style-name="Absatz-Standardschriftart" style:family="text">
      <style:text-properties style:font-name-asian="OpenSymbol" style:font-name-complex="OpenSymbol"/>
    </style:style>
    <style:style style:name="T53" style:parent-style-name="Absatz-Standardschriftart" style:family="text">
      <style:text-properties style:font-name-asian="OpenSymbol" style:font-name-complex="OpenSymbol"/>
    </style:style>
    <style:style style:name="P54" style:parent-style-name="Lösung" style:family="paragraph">
      <style:text-properties fo:language="en" fo:country="GB"/>
    </style:style>
    <style:style style:name="P55" style:parent-style-name="Lösung" style:family="paragraph">
      <style:text-properties fo:language="en" fo:country="GB"/>
    </style:style>
    <style:style style:name="P56" style:parent-style-name="Lösung" style:family="paragraph">
      <style:text-properties fo:language="en" fo:country="GB"/>
    </style:style>
    <style:style style:name="P57" style:parent-style-name="Lösung" style:family="paragraph">
      <style:text-properties fo:language="en" fo:country="GB"/>
    </style:style>
    <style:style style:name="P58" style:parent-style-name="Lösung" style:family="paragraph">
      <style:text-properties fo:language="en" fo:country="GB"/>
    </style:style>
    <style:style style:name="P59" style:parent-style-name="Lösung" style:family="paragraph">
      <style:text-properties fo:language="en" fo:country="GB"/>
    </style:style>
    <style:style style:name="P60" style:parent-style-name="Lösung" style:family="paragraph">
      <style:text-properties fo:language="en" fo:country="GB"/>
    </style:style>
    <style:style style:name="P61" style:parent-style-name="Lösung" style:family="paragraph">
      <style:text-properties fo:language="en" fo:country="GB"/>
    </style:style>
    <style:style style:name="P62" style:parent-style-name="Lösung" style:family="paragraph">
      <style:text-properties fo:language="en" fo:country="GB"/>
    </style:style>
    <style:style style:name="P63" style:parent-style-name="Lösung" style:family="paragraph">
      <style:text-properties fo:language="en" fo:country="GB"/>
    </style:style>
    <style:style style:name="P64" style:parent-style-name="Lösung" style:family="paragraph">
      <style:text-properties fo:language="en" fo:country="GB"/>
    </style:style>
    <style:style style:name="P65" style:parent-style-name="Lösung" style:family="paragraph">
      <style:text-properties fo:language="en" fo:country="GB"/>
    </style:style>
    <style:style style:name="P66" style:parent-style-name="Lösung" style:family="paragraph">
      <style:text-properties fo:language="en" fo:country="GB"/>
    </style:style>
    <style:style style:name="P67" style:parent-style-name="Lösung" style:family="paragraph">
      <style:text-properties fo:language="en" fo:country="GB"/>
    </style:style>
    <style:style style:name="P68" style:parent-style-name="Lösung" style:family="paragraph">
      <style:text-properties fo:language="en" fo:country="GB"/>
    </style:style>
    <style:style style:name="P69" style:parent-style-name="Lösung" style:family="paragraph">
      <style:text-properties fo:language="en" fo:country="GB"/>
    </style:style>
    <style:style style:name="P70" style:parent-style-name="Lösung" style:family="paragraph">
      <style:text-properties fo:language="en" fo:country="GB"/>
    </style:style>
    <style:style style:name="P71" style:parent-style-name="Lösung" style:family="paragraph">
      <style:text-properties fo:language="en" fo:country="GB"/>
    </style:style>
    <style:style style:name="P72" style:parent-style-name="Lösung" style:family="paragraph">
      <style:text-properties fo:language="en" fo:country="GB"/>
    </style:style>
    <style:style style:name="P73" style:parent-style-name="Lösung" style:family="paragraph">
      <style:text-properties fo:language="en" fo:country="GB"/>
    </style:style>
    <style:style style:name="P74" style:parent-style-name="Lösung" style:family="paragraph">
      <style:text-properties fo:language="en" fo:country="GB"/>
    </style:style>
    <style:style style:name="P75" style:parent-style-name="Lösung" style:family="paragraph">
      <style:text-properties fo:language="en" fo:country="GB"/>
    </style:style>
    <style:style style:name="P76" style:parent-style-name="Lösung" style:family="paragraph">
      <style:text-properties fo:language="en" fo:country="GB"/>
    </style:style>
    <style:style style:name="P77" style:parent-style-name="Lösung" style:family="paragraph">
      <style:text-properties fo:language="en" fo:country="GB"/>
    </style:style>
    <style:style style:name="P78" style:parent-style-name="Lösung" style:family="paragraph">
      <style:text-properties fo:language="en" fo:country="GB"/>
    </style:style>
    <style:style style:name="T79" style:parent-style-name="Absatz-Standardschriftart" style:family="text">
      <style:text-properties style:font-name="Courier" fo:font-weight="bold" style:font-weight-asian="bold" style:font-weight-complex="bold"/>
    </style:style>
    <style:style style:name="P80" style:parent-style-name="Textbody" style:family="paragraph"/>
    <style:style style:name="T81" style:parent-style-name="Absatz-Standardschriftart" style:family="text">
      <style:text-properties style:font-name="Courier" fo:font-weight="bold" style:font-weight-asian="bold" style:font-weight-complex="bold"/>
    </style:style>
    <style:style style:name="T82" style:parent-style-name="Absatz-Standardschriftart" style:family="text">
      <style:text-properties fo:font-style="italic" style:font-style-asian="italic" style:font-style-complex="italic"/>
    </style:style>
    <style:style style:name="P83" style:parent-style-name="Textbody" style:family="paragraph"/>
    <style:style style:name="T84" style:parent-style-name="Absatz-Standardschriftart" style:family="text">
      <style:text-properties style:font-name="Courier" fo:font-weight="bold" style:font-weight-asian="bold" style:font-weight-complex="bold"/>
    </style:style>
    <style:style style:name="P85" style:parent-style-name="Textbody" style:family="paragraph"/>
    <style:style style:name="T86" style:parent-style-name="Absatz-Standardschriftart" style:family="text">
      <style:text-properties style:font-name="Courier" fo:font-weight="bold" style:font-weight-asian="bold" style:font-weight-complex="bold"/>
    </style:style>
    <style:style style:name="T87" style:parent-style-name="Absatz-Standardschriftart" style:family="text">
      <style:text-properties fo:font-style="italic" style:font-style-asian="italic" style:font-style-complex="italic"/>
    </style:style>
    <style:style style:name="P88" style:parent-style-name="Textbody" style:family="paragraph"/>
    <style:style style:name="T89" style:parent-style-name="Absatz-Standardschriftart" style:family="text">
      <style:text-properties style:font-name="Courier" fo:font-weight="bold" style:font-weight-asian="bold" style:font-weight-complex="bold"/>
    </style:style>
    <style:style style:name="T90" style:parent-style-name="Absatz-Standardschriftart" style:family="text">
      <style:text-properties fo:font-style="italic" style:font-style-asian="italic" style:font-style-complex="italic"/>
    </style:style>
    <style:style style:name="T91" style:parent-style-name="Absatz-Standardschriftart" style:family="text">
      <style:text-properties style:font-name="Courier" fo:font-weight="bold" style:font-weight-asian="bold" style:font-weight-complex="bold"/>
    </style:style>
    <style:style style:name="T92" style:parent-style-name="Absatz-Standardschriftart" style:family="text">
      <style:text-properties style:font-name="Courier" fo:font-weight="bold" style:font-weight-asian="bold" style:font-weight-complex="bold"/>
    </style:style>
    <style:style style:name="P93" style:parent-style-name="Textbody" style:family="paragraph"/>
    <style:style style:name="T94" style:parent-style-name="Absatz-Standardschriftart" style:family="text">
      <style:text-properties style:font-name="Courier" fo:font-weight="bold" style:font-weight-asian="bold" style:font-weight-complex="bold"/>
    </style:style>
    <style:style style:name="T95" style:parent-style-name="Absatz-Standardschriftart" style:family="text">
      <style:text-properties fo:font-style="italic" style:font-style-asian="italic" style:font-style-complex="italic"/>
    </style:style>
    <style:style style:name="P96" style:parent-style-name="Textbody" style:family="paragraph"/>
    <style:style style:name="T97" style:parent-style-name="Absatz-Standardschriftart" style:family="text">
      <style:text-properties style:font-name="Courier" fo:font-weight="bold" style:font-weight-asian="bold" style:font-weight-complex="bold"/>
    </style:style>
    <style:style style:name="T98" style:parent-style-name="Absatz-Standardschriftart" style:family="text">
      <style:text-properties fo:font-style="italic" style:font-style-asian="italic" style:font-style-complex="italic"/>
    </style:style>
    <style:style style:name="T99" style:parent-style-name="Absatz-Standardschriftart" style:family="text">
      <style:text-properties style:font-name="Courier" fo:font-weight="bold" style:font-weight-asian="bold" style:font-weight-complex="bold"/>
    </style:style>
    <style:style style:name="T100" style:parent-style-name="Absatz-Standardschriftart" style:family="text">
      <style:text-properties fo:font-style="italic" style:font-style-asian="italic" style:font-style-complex="italic"/>
    </style:style>
    <style:style style:name="T101" style:parent-style-name="Absatz-Standardschriftart" style:family="text">
      <style:text-properties style:font-name="OpenSymbol" style:font-name-asian="OpenSymbol" style:font-name-complex="OpenSymbol" fo:font-size="32pt" style:font-size-asian="32pt" style:font-size-complex="32pt"/>
    </style:style>
    <style:style style:name="T102" style:parent-style-name="Absatz-Standardschriftart" style:family="text">
      <style:text-properties style:font-name="OpenSymbol" style:font-name-asian="OpenSymbol" style:font-name-complex="OpenSymbol" fo:font-size="32pt" style:font-size-asian="32pt" style:font-size-complex="32pt"/>
    </style:style>
    <style:style style:name="T103" style:parent-style-name="Absatz-Standardschriftart" style:family="text">
      <style:text-properties style:font-name="Courier" fo:font-weight="bold" style:font-weight-asian="bold" style:font-weight-complex="bold"/>
    </style:style>
    <style:style style:name="P104" style:parent-style-name="Lösung" style:family="paragraph">
      <style:text-properties fo:language="en" fo:country="GB"/>
    </style:style>
    <style:style style:name="P105" style:parent-style-name="Lösung" style:family="paragraph">
      <style:text-properties fo:language="en" fo:country="GB"/>
    </style:style>
    <style:style style:name="P106" style:parent-style-name="Lösung" style:family="paragraph">
      <style:text-properties fo:language="en" fo:country="GB"/>
    </style:style>
    <style:style style:name="P107" style:parent-style-name="Lösung" style:family="paragraph">
      <style:text-properties fo:language="en" fo:country="GB"/>
    </style:style>
    <style:style style:name="P108" style:parent-style-name="Lösung" style:family="paragraph">
      <style:text-properties fo:language="en" fo:country="GB"/>
    </style:style>
    <style:style style:name="P109" style:parent-style-name="Lösung" style:family="paragraph">
      <style:text-properties fo:language="en" fo:country="GB"/>
    </style:style>
    <style:style style:name="P110" style:parent-style-name="Lösung" style:family="paragraph">
      <style:text-properties fo:language="en" fo:country="GB"/>
    </style:style>
    <style:style style:name="P111" style:parent-style-name="Lösung" style:family="paragraph">
      <style:text-properties fo:language="en" fo:country="GB"/>
    </style:style>
    <style:style style:name="P112" style:parent-style-name="Lösung" style:family="paragraph">
      <style:text-properties fo:language="en" fo:country="GB"/>
    </style:style>
    <style:style style:name="P113" style:parent-style-name="Lösung" style:family="paragraph">
      <style:text-properties fo:language="en" fo:country="GB"/>
    </style:style>
    <style:style style:name="P114" style:parent-style-name="Lösung" style:family="paragraph">
      <style:text-properties fo:language="en" fo:country="GB"/>
    </style:style>
    <style:style style:name="P115" style:parent-style-name="Lösung" style:family="paragraph">
      <style:text-properties fo:language="en" fo:country="GB"/>
    </style:style>
    <style:style style:name="P116" style:parent-style-name="Lösung" style:family="paragraph">
      <style:text-properties fo:language="en" fo:country="GB"/>
    </style:style>
    <style:style style:name="P117" style:parent-style-name="Lösung" style:family="paragraph">
      <style:text-properties fo:language="en" fo:country="GB"/>
    </style:style>
    <style:style style:name="P118" style:parent-style-name="Lösung" style:family="paragraph">
      <style:text-properties fo:language="en" fo:country="GB"/>
    </style:style>
    <style:style style:name="P119" style:parent-style-name="Lösung" style:family="paragraph">
      <style:text-properties fo:language="en" fo:country="GB"/>
    </style:style>
    <style:style style:name="P120" style:parent-style-name="Lösung" style:family="paragraph">
      <style:text-properties fo:language="en" fo:country="GB"/>
    </style:style>
    <style:style style:name="P121" style:parent-style-name="Lösung" style:family="paragraph">
      <style:text-properties fo:language="en" fo:country="GB"/>
    </style:style>
    <style:style style:name="P122" style:parent-style-name="Lösung" style:family="paragraph">
      <style:text-properties fo:language="en" fo:country="GB"/>
    </style:style>
    <style:style style:name="P123" style:parent-style-name="Lösung" style:family="paragraph">
      <style:text-properties fo:language="en" fo:country="GB"/>
    </style:style>
    <style:style style:name="P124" style:parent-style-name="Lösung" style:family="paragraph">
      <style:text-properties fo:language="en" fo:country="GB"/>
    </style:style>
    <style:style style:name="P125" style:parent-style-name="Lösung" style:family="paragraph">
      <style:text-properties fo:language="en" fo:country="GB"/>
    </style:style>
    <style:style style:name="P126" style:parent-style-name="Lösung" style:family="paragraph">
      <style:text-properties fo:language="en" fo:country="GB"/>
    </style:style>
    <style:style style:name="P127" style:parent-style-name="Lösung" style:family="paragraph">
      <style:text-properties fo:language="en" fo:country="GB"/>
    </style:style>
    <style:style style:name="P128" style:parent-style-name="Lösung" style:family="paragraph">
      <style:text-properties fo:language="en" fo:country="GB"/>
    </style:style>
    <style:style style:name="P129" style:parent-style-name="Lösung" style:family="paragraph">
      <style:text-properties fo:language="en" fo:country="GB"/>
    </style:style>
    <style:style style:name="P130" style:parent-style-name="Lösung" style:family="paragraph">
      <style:text-properties fo:language="en" fo:country="GB"/>
    </style:style>
    <style:style style:name="T131" style:parent-style-name="Absatz-Standardschriftart" style:family="text">
      <style:text-properties style:font-name="OpenSymbol" style:font-name-asian="OpenSymbol" style:font-name-complex="OpenSymbol" fo:font-size="32pt" style:font-size-asian="32pt" style:font-size-complex="32pt"/>
    </style:style>
    <style:style style:name="T132" style:parent-style-name="Absatz-Standardschriftart" style:family="text">
      <style:text-properties style:font-name="Courier" fo:font-weight="bold" style:font-weight-asian="bold" style:font-weight-complex="bold"/>
    </style:style>
    <style:style style:name="P133" style:parent-style-name="Lösung" style:family="paragraph">
      <style:text-properties fo:language="en" fo:country="GB"/>
    </style:style>
    <style:style style:name="P134" style:parent-style-name="Lösung" style:family="paragraph">
      <style:text-properties fo:language="en" fo:country="GB"/>
    </style:style>
    <style:style style:name="P135" style:parent-style-name="Textbody" style:family="paragraph"/>
    <style:style style:name="T136" style:parent-style-name="Absatz-Standardschriftart" style:family="text">
      <style:text-properties style:font-name="Courier" fo:font-weight="bold" style:font-weight-asian="bold" style:font-weight-complex="bold"/>
    </style:style>
    <style:style style:name="T137" style:parent-style-name="Absatz-Standardschriftart" style:family="text">
      <style:text-properties style:font-name="Courier" fo:font-weight="bold" style:font-weight-asian="bold" style:font-weight-complex="bold"/>
    </style:style>
    <style:style style:name="T138" style:parent-style-name="Absatz-Standardschriftart" style:family="text">
      <style:text-properties style:font-name="Courier" fo:font-weight="bold" style:font-weight-asian="bold" style:font-weight-complex="bold"/>
    </style:style>
    <style:style style:name="P139" style:parent-style-name="Textbody" style:family="paragraph"/>
    <style:style style:name="T140" style:parent-style-name="Absatz-Standardschriftart" style:family="text">
      <style:text-properties style:font-name="Courier" fo:font-weight="bold" style:font-weight-asian="bold" style:font-weight-complex="bold"/>
    </style:style>
    <style:style style:name="P141" style:parent-style-name="Textbody" style:family="paragraph"/>
    <style:style style:name="T142" style:parent-style-name="Absatz-Standardschriftart" style:family="text">
      <style:text-properties style:font-name="Courier" fo:font-weight="bold" style:font-weight-asian="bold" style:font-weight-complex="bold"/>
    </style:style>
    <style:style style:name="T143" style:parent-style-name="Absatz-Standardschriftart" style:family="text">
      <style:text-properties style:font-name="Courier" fo:font-weight="bold" style:font-weight-asian="bold" style:font-weight-complex="bold"/>
    </style:style>
    <style:style style:name="T144" style:parent-style-name="Absatz-Standardschriftart" style:family="text">
      <style:text-properties style:font-name="Courier" fo:font-weight="bold" style:font-weight-asian="bold" style:font-weight-complex="bold"/>
    </style:style>
    <style:style style:name="T145" style:parent-style-name="Absatz-Standardschriftart" style:family="text">
      <style:text-properties style:font-name="Courier" fo:font-weight="bold" style:font-weight-asian="bold" style:font-weight-complex="bold"/>
    </style:style>
    <style:style style:name="P146" style:parent-style-name="Textbody" style:family="paragraph"/>
    <style:style style:name="T147" style:parent-style-name="Absatz-Standardschriftart" style:family="text">
      <style:text-properties style:font-name="Courier" fo:font-weight="bold" style:font-weight-asian="bold" style:font-weight-complex="bold"/>
    </style:style>
    <style:style style:name="T148" style:parent-style-name="Absatz-Standardschriftart" style:family="text">
      <style:text-properties style:font-name="Courier" fo:font-weight="bold" style:font-weight-asian="bold" style:font-weight-complex="bold"/>
    </style:style>
    <style:style style:name="T149" style:parent-style-name="Absatz-Standardschriftart" style:family="text">
      <style:text-properties style:font-name="Courier" fo:font-weight="bold" style:font-weight-asian="bold" style:font-weight-complex="bold"/>
    </style:style>
    <style:style style:name="T150" style:parent-style-name="Absatz-Standardschriftart" style:family="text">
      <style:text-properties style:font-name="Courier" fo:font-weight="bold" style:font-weight-asian="bold" style:font-weight-complex="bold"/>
    </style:style>
    <style:style style:name="P151" style:parent-style-name="Textbody" style:family="paragraph"/>
    <style:style style:name="T152" style:parent-style-name="Absatz-Standardschriftart" style:family="text">
      <style:text-properties style:font-name="Courier" fo:font-weight="bold" style:font-weight-asian="bold" style:font-weight-complex="bold"/>
    </style:style>
    <style:style style:name="T153" style:parent-style-name="Absatz-Standardschriftart" style:family="text">
      <style:text-properties style:font-name="Courier" fo:font-weight="bold" style:font-weight-asian="bold" style:font-weight-complex="bold"/>
    </style:style>
    <style:style style:name="T154" style:parent-style-name="Absatz-Standardschriftart" style:family="text">
      <style:text-properties style:font-name="Courier" fo:font-weight="bold" style:font-weight-asian="bold" style:font-weight-complex="bold"/>
    </style:style>
    <style:style style:name="T155" style:parent-style-name="Absatz-Standardschriftart" style:family="text">
      <style:text-properties style:font-name="Courier" fo:font-weight="bold" style:font-weight-asian="bold" style:font-weight-complex="bold"/>
    </style:style>
    <style:style style:name="T156" style:parent-style-name="Absatz-Standardschriftart" style:family="text">
      <style:text-properties fo:font-style="italic" style:font-style-asian="italic" style:font-style-complex="italic"/>
    </style:style>
    <style:style style:name="T157" style:parent-style-name="Absatz-Standardschriftart" style:family="text">
      <style:text-properties style:font-name="OpenSymbol" style:font-name-asian="OpenSymbol" style:font-name-complex="OpenSymbol" fo:font-size="32pt" style:font-size-asian="32pt" style:font-size-complex="32pt"/>
    </style:style>
    <style:style style:name="T158" style:parent-style-name="Absatz-Standardschriftart" style:family="text">
      <style:text-properties style:font-name="Courier" fo:font-weight="bold" style:font-weight-asian="bold" style:font-weight-complex="bold"/>
    </style:style>
    <style:style style:name="T159" style:parent-style-name="Absatz-Standardschriftart" style:family="text">
      <style:text-properties style:font-name="Courier" fo:font-weight="bold" style:font-weight-asian="bold" style:font-weight-complex="bold"/>
    </style:style>
    <style:style style:name="P160" style:parent-style-name="Lösung" style:family="paragraph">
      <style:text-properties fo:language="en" fo:country="GB"/>
    </style:style>
    <style:style style:name="T161" style:parent-style-name="Absatz-Standardschriftart" style:family="text">
      <style:text-properties style:font-name="OpenSymbol" style:font-name-asian="OpenSymbol" style:font-name-complex="OpenSymbol" fo:font-size="32pt" style:font-size-asian="32pt" style:font-size-complex="32pt"/>
    </style:style>
    <style:style style:name="T162" style:parent-style-name="Absatz-Standardschriftart" style:family="text">
      <style:text-properties style:font-name="OpenSymbol" style:font-name-asian="OpenSymbol" style:font-name-complex="OpenSymbol" fo:font-size="32pt" style:font-size-asian="32pt" style:font-size-complex="32pt"/>
    </style:style>
    <style:style style:name="T163" style:parent-style-name="Absatz-Standardschriftart" style:family="text">
      <style:text-properties style:font-name="Courier" fo:font-weight="bold" style:font-weight-asian="bold" style:font-weight-complex="bold"/>
    </style:style>
    <style:style style:name="P164" style:parent-style-name="Lösung" style:family="paragraph">
      <style:text-properties fo:language="en" fo:country="GB"/>
    </style:style>
    <style:style style:name="P165" style:parent-style-name="Lösung" style:family="paragraph">
      <style:text-properties fo:language="en" fo:country="GB"/>
    </style:style>
    <style:style style:name="T166" style:parent-style-name="Absatz-Standardschriftart" style:family="text">
      <style:text-properties style:font-name="OpenSymbol" style:font-name-asian="OpenSymbol" style:font-name-complex="OpenSymbol" fo:font-size="32pt" style:font-size-asian="32pt" style:font-size-complex="32pt"/>
    </style:style>
    <style:style style:name="T167" style:parent-style-name="Absatz-Standardschriftart" style:family="text">
      <style:text-properties style:font-name="Courier" fo:font-weight="bold" style:font-weight-asian="bold" style:font-weight-complex="bold"/>
    </style:style>
    <style:style style:name="T168" style:parent-style-name="Absatz-Standardschriftart" style:family="text">
      <style:text-properties style:font-name="Courier" fo:font-weight="bold" style:font-weight-asian="bold" style:font-weight-complex="bold"/>
    </style:style>
    <style:style style:name="T169" style:parent-style-name="Absatz-Standardschriftart" style:family="text">
      <style:text-properties style:font-name="Courier" fo:font-weight="bold" style:font-weight-asian="bold" style:font-weight-complex="bold"/>
    </style:style>
    <style:style style:name="T170" style:parent-style-name="Absatz-Standardschriftart" style:family="text">
      <style:text-properties style:font-name="Courier" fo:font-weight="bold" style:font-weight-asian="bold" style:font-weight-complex="bold"/>
    </style:style>
    <style:style style:name="T171" style:parent-style-name="Absatz-Standardschriftart" style:family="text">
      <style:text-properties style:font-name="OpenSymbol" style:font-name-asian="OpenSymbol" style:font-name-complex="OpenSymbol" fo:font-size="32pt" style:font-size-asian="32pt" style:font-size-complex="32pt"/>
    </style:style>
    <style:style style:name="T172" style:parent-style-name="Absatz-Standardschriftart" style:family="text">
      <style:text-properties style:font-name="Courier" fo:font-weight="bold" style:font-weight-asian="bold" style:font-weight-complex="bold"/>
    </style:style>
    <style:style style:name="T173" style:parent-style-name="Absatz-Standardschriftart" style:family="text">
      <style:text-properties style:font-name="Courier" fo:font-weight="bold" style:font-weight-asian="bold" style:font-weight-complex="bold"/>
    </style:style>
    <style:style style:name="T174" style:parent-style-name="Absatz-Standardschriftart" style:family="text">
      <style:text-properties style:font-name="Courier" fo:font-weight="bold" style:font-weight-asian="bold" style:font-weight-complex="bold"/>
    </style:style>
    <style:style style:name="T175" style:parent-style-name="Absatz-Standardschriftart" style:family="text">
      <style:text-properties style:font-name="Courier" fo:font-weight="bold" style:font-weight-asian="bold" style:font-weight-complex="bold"/>
    </style:style>
    <style:style style:name="T176" style:parent-style-name="Absatz-Standardschriftart" style:family="text">
      <style:text-properties style:font-name="Courier" fo:font-weight="bold" style:font-weight-asian="bold" style:font-weight-complex="bold"/>
    </style:style>
    <style:style style:name="T177" style:parent-style-name="Absatz-Standardschriftart" style:family="text">
      <style:text-properties fo:font-style="italic" style:font-style-asian="italic" style:font-style-complex="italic"/>
    </style:style>
    <style:style style:name="T178" style:parent-style-name="Absatz-Standardschriftart" style:family="text">
      <style:text-properties style:font-name="Courier" fo:font-weight="bold" style:font-weight-asian="bold" style:font-weight-complex="bold"/>
    </style:style>
    <style:style style:name="T179" style:parent-style-name="Absatz-Standardschriftart" style:family="text">
      <style:text-properties style:font-name="Courier" fo:font-weight="bold" style:font-weight-asian="bold" style:font-weight-complex="bold"/>
    </style:style>
    <style:style style:name="T180" style:parent-style-name="Absatz-Standardschriftart" style:family="text">
      <style:text-properties fo:font-style="italic" style:font-style-asian="italic" style:font-style-complex="italic"/>
    </style:style>
    <style:style style:name="T181" style:parent-style-name="Absatz-Standardschriftart" style:family="text">
      <style:text-properties style:font-name="Courier" fo:font-weight="bold" style:font-weight-asian="bold" style:font-weight-complex="bold"/>
    </style:style>
    <style:style style:name="T182" style:parent-style-name="Absatz-Standardschriftart" style:family="text">
      <style:text-properties style:font-name="Courier" fo:font-weight="bold" style:font-weight-asian="bold" style:font-weight-complex="bold"/>
    </style:style>
    <style:style style:name="T183" style:parent-style-name="Absatz-Standardschriftart" style:family="text">
      <style:text-properties fo:font-style="italic" style:font-style-asian="italic" style:font-style-complex="italic"/>
    </style:style>
    <style:style style:name="T184" style:parent-style-name="Absatz-Standardschriftart" style:family="text">
      <style:text-properties style:font-name="OpenSymbol" style:font-name-asian="OpenSymbol" style:font-name-complex="OpenSymbol" fo:font-size="32pt" style:font-size-asian="32pt" style:font-size-complex="32pt"/>
    </style:style>
    <style:style style:name="T185" style:parent-style-name="Absatz-Standardschriftart" style:family="text">
      <style:text-properties style:font-name="Courier" fo:font-weight="bold" style:font-weight-asian="bold" style:font-weight-complex="bold"/>
    </style:style>
    <style:style style:name="T186" style:parent-style-name="Absatz-Standardschriftart" style:family="text">
      <style:text-properties style:font-name="OpenSymbol" style:font-name-asian="OpenSymbol" style:font-name-complex="OpenSymbol" fo:font-size="32pt" style:font-size-asian="32pt" style:font-size-complex="32pt"/>
    </style:style>
    <style:style style:name="T187" style:parent-style-name="Absatz-Standardschriftart" style:family="text">
      <style:text-properties style:font-name="Courier" fo:font-weight="bold" style:font-weight-asian="bold" style:font-weight-complex="bold"/>
    </style:style>
    <style:style style:name="T188" style:parent-style-name="Absatz-Standardschriftart" style:family="text">
      <style:text-properties style:font-name="Courier" fo:font-weight="bold" style:font-weight-asian="bold" style:font-weight-complex="bold"/>
    </style:style>
    <style:style style:name="T189" style:parent-style-name="Absatz-Standardschriftart" style:family="text">
      <style:text-properties style:font-name="Courier" fo:font-weight="bold" style:font-weight-asian="bold" style:font-weight-complex="bold"/>
    </style:style>
    <style:style style:name="T190" style:parent-style-name="Absatz-Standardschriftart" style:family="text">
      <style:text-properties style:font-name="Courier" fo:font-weight="bold" style:font-weight-asian="bold" style:font-weight-complex="bold"/>
    </style:style>
    <style:style style:name="T191" style:parent-style-name="Absatz-Standardschriftart" style:family="text">
      <style:text-properties style:font-name="Courier" fo:font-weight="bold" style:font-weight-asian="bold" style:font-weight-complex="bold"/>
    </style:style>
    <style:style style:name="T192" style:parent-style-name="Absatz-Standardschriftart" style:family="text">
      <style:text-properties style:font-name="OpenSymbol" style:font-name-asian="OpenSymbol" style:font-name-complex="OpenSymbol" fo:font-size="32pt" style:font-size-asian="32pt" style:font-size-complex="32pt"/>
    </style:style>
    <style:style style:name="T193" style:parent-style-name="Absatz-Standardschriftart" style:family="text">
      <style:text-properties style:font-name="Courier" fo:font-weight="bold" style:font-weight-asian="bold" style:font-weight-complex="bold"/>
    </style:style>
    <style:style style:name="T194" style:parent-style-name="Absatz-Standardschriftart" style:family="text">
      <style:text-properties style:font-name="Courier" fo:font-weight="bold" style:font-weight-asian="bold" style:font-weight-complex="bold"/>
    </style:style>
    <style:style style:name="T195" style:parent-style-name="Absatz-Standardschriftart" style:family="text">
      <style:text-properties style:font-name="Courier"/>
    </style:style>
    <style:style style:name="T196" style:parent-style-name="Absatz-Standardschriftart" style:family="text">
      <style:text-properties style:font-name="Courier"/>
    </style:style>
    <style:style style:name="T197" style:parent-style-name="Absatz-Standardschriftart" style:family="text">
      <style:text-properties style:font-name="Courier" fo:font-weight="bold" style:font-weight-asian="bold" style:font-weight-complex="bold"/>
    </style:style>
    <style:style style:name="P198" style:parent-style-name="Textbody" style:family="paragraph">
      <style:paragraph-properties fo:margin-bottom="0in">
        <style:tab-stops>
          <style:tab-stop style:type="left" style:position="0.9375in"/>
          <style:tab-stop style:type="left" style:position="1.1284in"/>
          <style:tab-stop style:type="left" style:position="1.4409in"/>
          <style:tab-stop style:type="left" style:position="1.7534in"/>
          <style:tab-stop style:type="left" style:position="2.0659in"/>
          <style:tab-stop style:type="left" style:position="2.3784in"/>
          <style:tab-stop style:type="left" style:position="2.8736in"/>
          <style:tab-stop style:type="left" style:position="3.3159in"/>
          <style:tab-stop style:type="left" style:position="4.002in"/>
          <style:tab-stop style:type="left" style:position="5.1215in"/>
        </style:tab-stops>
      </style:paragraph-properties>
    </style:style>
    <style:style style:name="T199" style:parent-style-name="Absatz-Standardschriftart" style:family="text">
      <style:text-properties style:font-name="Courier" fo:font-weight="bold" style:font-weight-asian="bold" style:font-weight-complex="bold"/>
    </style:style>
    <style:style style:name="T200" style:parent-style-name="Absatz-Standardschriftart" style:family="text">
      <style:text-properties style:font-name="Courier" fo:font-weight="bold" style:font-weight-asian="bold" style:font-weight-complex="bold"/>
    </style:style>
    <style:style style:name="T201" style:parent-style-name="Absatz-Standardschriftart" style:family="text">
      <style:text-properties style:font-name="Courier" fo:font-weight="bold" style:font-weight-asian="bold" style:font-weight-complex="bold"/>
    </style:style>
    <style:style style:name="T202" style:parent-style-name="Absatz-Standardschriftart" style:family="text">
      <style:text-properties style:font-name="Courier" fo:font-weight="bold" style:font-weight-asian="bold" style:font-weight-complex="bold"/>
    </style:style>
    <style:style style:name="T203" style:parent-style-name="Absatz-Standardschriftart" style:family="text">
      <style:text-properties style:font-name="Courier" fo:font-weight="bold" style:font-weight-asian="bold" style:font-weight-complex="bold"/>
    </style:style>
    <style:style style:name="T204" style:parent-style-name="Absatz-Standardschriftart" style:family="text">
      <style:text-properties style:font-name="Courier" fo:font-weight="bold" style:font-weight-asian="bold" style:font-weight-complex="bold"/>
    </style:style>
    <style:style style:name="T205" style:parent-style-name="Absatz-Standardschriftart" style:family="text">
      <style:text-properties style:font-name="Courier" fo:font-weight="bold" style:font-weight-asian="bold" style:font-weight-complex="bold"/>
    </style:style>
    <style:style style:name="T206" style:parent-style-name="Absatz-Standardschriftart" style:family="text">
      <style:text-properties style:font-name="Courier" fo:font-weight="bold" style:font-weight-asian="bold" style:font-weight-complex="bold"/>
    </style:style>
    <style:style style:name="T207" style:parent-style-name="Absatz-Standardschriftart" style:family="text">
      <style:text-properties style:font-name="Courier" fo:font-weight="bold" style:font-weight-asian="bold" style:font-weight-complex="bold"/>
    </style:style>
    <style:style style:name="T208" style:parent-style-name="Absatz-Standardschriftart" style:family="text">
      <style:text-properties style:font-name="Courier" fo:font-weight="bold" style:font-weight-asian="bold" style:font-weight-complex="bold"/>
    </style:style>
    <style:style style:name="P209" style:parent-style-name="Textbody" style:family="paragraph">
      <style:paragraph-properties fo:text-align="center"/>
    </style:style>
    <style:style style:name="T210" style:parent-style-name="Absatz-Standardschriftart" style:family="text">
      <style:text-properties style:font-name="Courier" fo:font-weight="bold" style:font-weight-asian="bold" style:font-weight-complex="bold"/>
    </style:style>
    <style:style style:name="T211" style:parent-style-name="Absatz-Standardschriftart" style:family="text">
      <style:text-properties style:font-name="Courier" fo:font-weight="bold" style:font-weight-asian="bold" style:font-weight-complex="bold"/>
    </style:style>
    <style:style style:name="T212" style:parent-style-name="Absatz-Standardschriftart" style:family="text">
      <style:text-properties style:font-name="Courier" fo:font-weight="bold" style:font-weight-asian="bold" style:font-weight-complex="bold"/>
    </style:style>
    <style:style style:name="T213" style:parent-style-name="Absatz-Standardschriftart" style:family="text">
      <style:text-properties style:font-name="Courier" fo:font-weight="bold" style:font-weight-asian="bold" style:font-weight-complex="bold"/>
    </style:style>
    <style:style style:name="T214" style:parent-style-name="Absatz-Standardschriftart" style:family="text">
      <style:text-properties style:font-name="Courier" fo:font-weight="bold" style:font-weight-asian="bold" style:font-weight-complex="bold"/>
    </style:style>
    <style:style style:name="T215" style:parent-style-name="Absatz-Standardschriftart" style:family="text">
      <style:text-properties style:font-name="Courier" fo:font-weight="bold" style:font-weight-asian="bold" style:font-weight-complex="bold"/>
    </style:style>
    <style:style style:name="T216" style:parent-style-name="Absatz-Standardschriftart" style:family="text">
      <style:text-properties style:font-name="Courier" fo:font-weight="bold" style:font-weight-asian="bold" style:font-weight-complex="bold"/>
    </style:style>
    <style:style style:name="T217" style:parent-style-name="Absatz-Standardschriftart" style:family="text">
      <style:text-properties style:font-name="Courier" fo:font-weight="bold" style:font-weight-asian="bold" style:font-weight-complex="bold"/>
    </style:style>
    <style:style style:name="T218" style:parent-style-name="Absatz-Standardschriftart" style:family="text">
      <style:text-properties style:font-name="Courier" fo:font-weight="bold" style:font-weight-asian="bold" style:font-weight-complex="bold"/>
    </style:style>
    <style:style style:name="T219" style:parent-style-name="Absatz-Standardschriftart" style:family="text">
      <style:text-properties style:font-name="Courier" fo:font-weight="bold" style:font-weight-asian="bold" style:font-weight-complex="bold"/>
    </style:style>
    <style:style style:name="T220" style:parent-style-name="Absatz-Standardschriftart" style:family="text">
      <style:text-properties style:font-name="Courier" fo:font-weight="bold" style:font-weight-asian="bold" style:font-weight-complex="bold"/>
    </style:style>
    <style:style style:name="P221" style:parent-style-name="Textbody" style:family="paragraph">
      <style:paragraph-properties fo:margin-bottom="0in" fo:line-height="100%"/>
    </style:style>
    <style:style style:name="T222" style:parent-style-name="Absatz-Standardschriftart" style:family="text">
      <style:text-properties style:font-name="Courier" fo:font-weight="bold" style:font-weight-asian="bold" style:font-weight-complex="bold"/>
    </style:style>
    <style:style style:name="T223" style:parent-style-name="Absatz-Standardschriftart" style:family="text">
      <style:text-properties style:font-name="Courier" fo:font-weight="bold" style:font-weight-asian="bold" style:font-weight-complex="bold"/>
    </style:style>
    <style:style style:name="T224" style:parent-style-name="Absatz-Standardschriftart" style:family="text">
      <style:text-properties style:font-name="Courier" fo:font-weight="bold" style:font-weight-asian="bold" style:font-weight-complex="bold"/>
    </style:style>
    <style:style style:name="P225" style:parent-style-name="Textbody" style:family="paragraph">
      <style:paragraph-properties fo:margin-bottom="0in" fo:line-height="100%"/>
    </style:style>
    <style:style style:name="T226" style:parent-style-name="Absatz-Standardschriftart" style:family="text">
      <style:text-properties style:font-name="Courier" fo:font-weight="bold" style:font-weight-asian="bold" style:font-weight-complex="bold"/>
    </style:style>
    <style:style style:name="P227" style:parent-style-name="Textbody" style:family="paragraph">
      <style:paragraph-properties fo:margin-bottom="0in" fo:line-height="100%"/>
    </style:style>
    <style:style style:name="T228" style:parent-style-name="Absatz-Standardschriftart" style:family="text">
      <style:text-properties style:font-name="Courier" fo:font-weight="bold" style:font-weight-asian="bold" style:font-weight-complex="bold"/>
    </style:style>
    <style:style style:name="P229" style:parent-style-name="Textbody" style:family="paragraph">
      <style:paragraph-properties fo:margin-bottom="0in" fo:line-height="100%"/>
    </style:style>
    <style:style style:name="T230" style:parent-style-name="Absatz-Standardschriftart" style:family="text">
      <style:text-properties style:font-name="Courier" fo:font-weight="bold" style:font-weight-asian="bold" style:font-weight-complex="bold"/>
    </style:style>
    <style:style style:name="P231" style:parent-style-name="Textbody" style:family="paragraph">
      <style:paragraph-properties fo:margin-bottom="0in" fo:line-height="100%"/>
    </style:style>
    <style:style style:name="T232" style:parent-style-name="Absatz-Standardschriftart" style:family="text">
      <style:text-properties style:font-name="Courier" fo:font-weight="bold" style:font-weight-asian="bold" style:font-weight-complex="bold"/>
    </style:style>
    <style:style style:name="P233" style:parent-style-name="Textbody" style:family="paragraph">
      <style:paragraph-properties fo:margin-bottom="0in" fo:line-height="100%"/>
    </style:style>
    <style:style style:name="T234" style:parent-style-name="Absatz-Standardschriftart" style:family="text">
      <style:text-properties style:font-name="Courier" fo:font-weight="bold" style:font-weight-asian="bold" style:font-weight-complex="bold"/>
    </style:style>
    <style:style style:name="P235" style:parent-style-name="Textbody" style:family="paragraph">
      <style:paragraph-properties fo:margin-bottom="0in" fo:line-height="100%"/>
    </style:style>
    <style:style style:name="T236" style:parent-style-name="Absatz-Standardschriftart" style:family="text">
      <style:text-properties style:font-name="Courier" fo:font-weight="bold" style:font-weight-asian="bold" style:font-weight-complex="bold"/>
    </style:style>
    <style:style style:name="P237" style:parent-style-name="Textbody" style:family="paragraph">
      <style:paragraph-properties fo:margin-bottom="0in" fo:line-height="100%"/>
    </style:style>
    <style:style style:name="T238" style:parent-style-name="Absatz-Standardschriftart" style:family="text">
      <style:text-properties style:font-name="Courier" fo:font-weight="bold" style:font-weight-asian="bold" style:font-weight-complex="bold"/>
    </style:style>
    <style:style style:name="P239" style:parent-style-name="Textbody" style:family="paragraph">
      <style:paragraph-properties fo:margin-bottom="0in" fo:line-height="100%"/>
    </style:style>
    <style:style style:name="T240" style:parent-style-name="Absatz-Standardschriftart" style:family="text">
      <style:text-properties style:font-name="Courier" fo:font-weight="bold" style:font-weight-asian="bold" style:font-weight-complex="bold"/>
    </style:style>
    <style:style style:name="T241" style:parent-style-name="Absatz-Standardschriftart" style:family="text">
      <style:text-properties style:font-name="Courier" fo:font-weight="bold" style:font-weight-asian="bold" style:font-weight-complex="bold"/>
    </style:style>
    <style:style style:name="T242" style:parent-style-name="Absatz-Standardschriftart" style:family="text">
      <style:text-properties style:font-name="Courier" fo:font-weight="bold" style:font-weight-asian="bold" style:font-weight-complex="bold"/>
    </style:style>
    <style:style style:name="T243" style:parent-style-name="Absatz-Standardschriftart" style:family="text">
      <style:text-properties fo:font-style="italic" style:font-style-asian="italic" style:font-style-complex="italic"/>
    </style:style>
    <style:style style:name="T244" style:parent-style-name="Absatz-Standardschriftart" style:family="text">
      <style:text-properties style:font-name="Courier" fo:font-weight="bold" style:font-weight-asian="bold" style:font-weight-complex="bold"/>
    </style:style>
    <style:style style:name="T245" style:parent-style-name="Absatz-Standardschriftart" style:family="text">
      <style:text-properties style:font-name="OpenSymbol" style:font-name-asian="OpenSymbol" style:font-name-complex="OpenSymbol" fo:font-size="32pt" style:font-size-asian="32pt" style:font-size-complex="32pt"/>
    </style:style>
    <style:style style:name="T246" style:parent-style-name="Absatz-Standardschriftart" style:family="text">
      <style:text-properties style:font-name="Courier" fo:font-weight="bold" style:font-weight-asian="bold" style:font-weight-complex="bold"/>
    </style:style>
    <style:style style:name="T247" style:parent-style-name="Absatz-Standardschriftart" style:family="text">
      <style:text-properties style:font-name="Courier" fo:font-weight="bold" style:font-weight-asian="bold" style:font-weight-complex="bold"/>
    </style:style>
    <style:style style:name="T248" style:parent-style-name="Absatz-Standardschriftart" style:family="text">
      <style:text-properties style:font-name="Courier" fo:font-weight="bold" style:font-weight-asian="bold" style:font-weight-complex="bold"/>
    </style:style>
    <style:style style:name="P249" style:parent-style-name="Lösung" style:family="paragraph">
      <style:text-properties fo:language="en" fo:country="GB"/>
    </style:style>
    <style:style style:name="T250" style:parent-style-name="Absatz-Standardschriftart" style:family="text">
      <style:text-properties style:font-name="OpenSymbol" style:font-name-asian="OpenSymbol" style:font-name-complex="OpenSymbol" fo:font-size="32pt" style:font-size-asian="32pt" style:font-size-complex="32pt"/>
    </style:style>
    <style:style style:name="T251" style:parent-style-name="Absatz-Standardschriftart" style:family="text">
      <style:text-properties style:font-name="Courier" fo:font-weight="bold" style:font-weight-asian="bold" style:font-weight-complex="bold"/>
    </style:style>
    <style:style style:name="T252" style:parent-style-name="Absatz-Standardschriftart" style:family="text">
      <style:text-properties style:font-name="Courier" fo:font-weight="bold" style:font-weight-asian="bold" style:font-weight-complex="bold"/>
    </style:style>
    <style:style style:name="P253" style:parent-style-name="Textbody" style:family="paragraph"/>
    <style:style style:name="T254" style:parent-style-name="Absatz-Standardschriftart" style:family="text">
      <style:text-properties style:font-name="Courier" fo:font-weight="bold" style:font-weight-asian="bold" style:font-weight-complex="bold"/>
    </style:style>
    <style:style style:name="T255" style:parent-style-name="Absatz-Standardschriftart" style:family="text">
      <style:text-properties fo:font-style="italic" style:font-style-asian="italic" style:font-style-complex="italic"/>
    </style:style>
    <style:style style:name="P256" style:parent-style-name="Textbody" style:family="paragraph"/>
    <style:style style:name="T257" style:parent-style-name="Absatz-Standardschriftart" style:family="text">
      <style:text-properties style:font-name="Courier" fo:font-weight="bold" style:font-weight-asian="bold" style:font-weight-complex="bold"/>
    </style:style>
    <style:style style:name="T258" style:parent-style-name="Absatz-Standardschriftart" style:family="text">
      <style:text-properties fo:font-style="italic" style:font-style-asian="italic" style:font-style-complex="italic"/>
    </style:style>
    <style:style style:name="P259" style:parent-style-name="Textbody" style:family="paragraph"/>
    <style:style style:name="T260" style:parent-style-name="Absatz-Standardschriftart" style:family="text">
      <style:text-properties style:font-name="Courier" fo:font-weight="bold" style:font-weight-asian="bold" style:font-weight-complex="bold"/>
    </style:style>
    <style:style style:name="T261" style:parent-style-name="Absatz-Standardschriftart" style:family="text">
      <style:text-properties fo:font-style="italic" style:font-style-asian="italic" style:font-style-complex="italic"/>
    </style:style>
    <style:style style:name="T262" style:parent-style-name="Absatz-Standardschriftart" style:family="text">
      <style:text-properties style:font-name="Courier" fo:font-weight="bold" style:font-weight-asian="bold" style:font-weight-complex="bold"/>
    </style:style>
    <style:style style:name="T263" style:parent-style-name="Absatz-Standardschriftart" style:family="text">
      <style:text-properties style:font-name="Courier" fo:font-weight="bold" style:font-weight-asian="bold" style:font-weight-complex="bold"/>
    </style:style>
    <style:style style:name="T264" style:parent-style-name="Absatz-Standardschriftart" style:family="text">
      <style:text-properties style:font-name="Courier" fo:font-weight="bold" style:font-weight-asian="bold" style:font-weight-complex="bold"/>
    </style:style>
    <style:style style:name="T265" style:parent-style-name="Absatz-Standardschriftart" style:family="text">
      <style:text-properties style:font-name="Courier" fo:font-weight="bold" style:font-weight-asian="bold" style:font-weight-complex="bold"/>
    </style:style>
    <style:style style:name="P266" style:parent-style-name="Textbody" style:family="paragraph">
      <style:paragraph-properties fo:margin-bottom="0in" fo:line-height="100%"/>
    </style:style>
    <style:style style:name="T267" style:parent-style-name="Absatz-Standardschriftart" style:family="text">
      <style:text-properties style:font-name="Courier" fo:font-weight="bold" style:font-weight-asian="bold" style:font-weight-complex="bold"/>
    </style:style>
    <style:style style:name="T268" style:parent-style-name="Absatz-Standardschriftart" style:family="text">
      <style:text-properties style:font-name="Courier" fo:font-weight="bold" style:font-weight-asian="bold" style:font-weight-complex="bold"/>
    </style:style>
    <style:style style:name="P269" style:parent-style-name="Textbody" style:family="paragraph">
      <style:paragraph-properties fo:margin-bottom="0in" fo:line-height="100%"/>
    </style:style>
    <style:style style:name="T270" style:parent-style-name="Absatz-Standardschriftart" style:family="text">
      <style:text-properties style:font-name="Courier" fo:font-weight="bold" style:font-weight-asian="bold" style:font-weight-complex="bold"/>
    </style:style>
    <style:style style:name="T271" style:parent-style-name="Absatz-Standardschriftart" style:family="text">
      <style:text-properties style:font-name="Courier" fo:font-weight="bold" style:font-weight-asian="bold" style:font-weight-complex="bold"/>
    </style:style>
    <style:style style:name="P272" style:parent-style-name="Textbody" style:family="paragraph">
      <style:paragraph-properties fo:margin-bottom="0in" fo:line-height="100%"/>
    </style:style>
    <style:style style:name="T273" style:parent-style-name="Absatz-Standardschriftart" style:family="text">
      <style:text-properties style:font-name="Courier" fo:font-weight="bold" style:font-weight-asian="bold" style:font-weight-complex="bold"/>
    </style:style>
    <style:style style:name="T274" style:parent-style-name="Absatz-Standardschriftart" style:family="text">
      <style:text-properties style:font-name="Courier" fo:font-weight="bold" style:font-weight-asian="bold" style:font-weight-complex="bold"/>
    </style:style>
    <style:style style:name="P275" style:parent-style-name="Textbody" style:family="paragraph">
      <style:paragraph-properties fo:margin-bottom="0in" fo:line-height="100%"/>
    </style:style>
    <style:style style:name="T276" style:parent-style-name="Absatz-Standardschriftart" style:family="text">
      <style:text-properties style:font-name="Courier" fo:font-weight="bold" style:font-weight-asian="bold" style:font-weight-complex="bold"/>
    </style:style>
    <style:style style:name="T277" style:parent-style-name="Absatz-Standardschriftart" style:family="text">
      <style:text-properties style:font-name="Courier" fo:font-weight="bold" style:font-weight-asian="bold" style:font-weight-complex="bold"/>
    </style:style>
    <style:style style:name="P278" style:parent-style-name="Textbody" style:family="paragraph">
      <style:paragraph-properties fo:margin-bottom="0in" fo:line-height="100%"/>
    </style:style>
    <style:style style:name="T279" style:parent-style-name="Absatz-Standardschriftart" style:family="text">
      <style:text-properties style:font-name="Courier" fo:font-weight="bold" style:font-weight-asian="bold" style:font-weight-complex="bold"/>
    </style:style>
    <style:style style:name="T280" style:parent-style-name="Absatz-Standardschriftart" style:family="text">
      <style:text-properties style:font-name="Courier" fo:font-weight="bold" style:font-weight-asian="bold" style:font-weight-complex="bold"/>
    </style:style>
    <style:style style:name="P281" style:parent-style-name="Textbody" style:family="paragraph">
      <style:paragraph-properties fo:margin-bottom="0in" fo:line-height="100%"/>
    </style:style>
    <style:style style:name="T282" style:parent-style-name="Absatz-Standardschriftart" style:family="text">
      <style:text-properties style:font-name="Courier" fo:font-weight="bold" style:font-weight-asian="bold" style:font-weight-complex="bold"/>
    </style:style>
    <style:style style:name="T283" style:parent-style-name="Absatz-Standardschriftart" style:family="text">
      <style:text-properties style:font-name="Courier" fo:font-weight="bold" style:font-weight-asian="bold" style:font-weight-complex="bold"/>
    </style:style>
    <style:style style:name="P284" style:parent-style-name="Textbody" style:family="paragraph">
      <style:paragraph-properties fo:margin-bottom="0in" fo:line-height="100%"/>
    </style:style>
    <style:style style:name="T285" style:parent-style-name="Absatz-Standardschriftart" style:family="text">
      <style:text-properties style:font-name="Courier" fo:font-weight="bold" style:font-weight-asian="bold" style:font-weight-complex="bold"/>
    </style:style>
    <style:style style:name="T286" style:parent-style-name="Absatz-Standardschriftart" style:family="text">
      <style:text-properties style:font-name="Courier" fo:font-weight="bold" style:font-weight-asian="bold" style:font-weight-complex="bold"/>
    </style:style>
    <style:style style:name="T287" style:parent-style-name="Absatz-Standardschriftart" style:family="text">
      <style:text-properties style:font-name="Courier" fo:font-weight="bold" style:font-weight-asian="bold" style:font-weight-complex="bold"/>
    </style:style>
    <style:style style:name="T288" style:parent-style-name="Absatz-Standardschriftart" style:family="text">
      <style:text-properties style:font-name="Courier" fo:font-weight="bold" style:font-weight-asian="bold" style:font-weight-complex="bold"/>
    </style:style>
    <style:style style:name="T289" style:parent-style-name="Absatz-Standardschriftart" style:family="text">
      <style:text-properties style:font-name="Courier" fo:font-weight="bold" style:font-weight-asian="bold" style:font-weight-complex="bold"/>
    </style:style>
    <style:style style:name="T290" style:parent-style-name="Absatz-Standardschriftart" style:family="text">
      <style:text-properties style:font-name="Courier" fo:font-weight="bold" style:font-weight-asian="bold" style:font-weight-complex="bold"/>
    </style:style>
    <style:style style:name="T291" style:parent-style-name="Absatz-Standardschriftart" style:family="text">
      <style:text-properties style:font-name="OpenSymbol" style:font-name-asian="OpenSymbol" style:font-name-complex="OpenSymbol" fo:font-size="32pt" style:font-size-asian="32pt" style:font-size-complex="32pt"/>
    </style:style>
    <style:style style:name="T292" style:parent-style-name="Absatz-Standardschriftart" style:family="text">
      <style:text-properties style:font-name="Courier" fo:font-weight="bold" style:font-weight-asian="bold" style:font-weight-complex="bold"/>
    </style:style>
    <style:style style:name="T293" style:parent-style-name="Absatz-Standardschriftart" style:family="text">
      <style:text-properties style:font-name="OpenSymbol" style:font-name-asian="OpenSymbol" style:font-name-complex="OpenSymbol" fo:font-size="32pt" style:font-size-asian="32pt" style:font-size-complex="32pt"/>
    </style:style>
    <style:style style:name="T294" style:parent-style-name="Absatz-Standardschriftart" style:family="text">
      <style:text-properties style:font-name="Courier" fo:font-weight="bold" style:font-weight-asian="bold" style:font-weight-complex="bold"/>
    </style:style>
    <style:style style:name="T295" style:parent-style-name="Absatz-Standardschriftart" style:family="text">
      <style:text-properties style:font-name="Courier"/>
    </style:style>
    <style:style style:name="T296" style:parent-style-name="Absatz-Standardschriftart" style:family="text">
      <style:text-properties style:font-name="Courier" fo:font-weight="bold" style:font-weight-asian="bold" style:font-weight-complex="bold"/>
    </style:style>
    <style:style style:name="P297" style:parent-style-name="Textbody" style:family="paragraph">
      <style:paragraph-properties fo:margin-bottom="0in" fo:line-height="100%">
        <style:tab-stops>
          <style:tab-stop style:type="left" style:position="0.3125in"/>
          <style:tab-stop style:type="left" style:position="0.877in"/>
          <style:tab-stop style:type="left" style:position="1.25in"/>
          <style:tab-stop style:type="left" style:position="1.7534in"/>
          <style:tab-stop style:type="left" style:position="2.8125in"/>
          <style:tab-stop style:type="left" style:position="4.4965in"/>
          <style:tab-stop style:type="left" style:position="5.8159in"/>
        </style:tab-stops>
      </style:paragraph-properties>
    </style:style>
    <style:style style:name="T298" style:parent-style-name="Absatz-Standardschriftart" style:family="text">
      <style:text-properties style:font-name="Courier" fo:font-weight="bold" style:font-weight-asian="bold" style:font-weight-complex="bold"/>
    </style:style>
    <style:style style:name="T299" style:parent-style-name="Absatz-Standardschriftart" style:family="text">
      <style:text-properties style:font-name="Courier" fo:font-weight="bold" style:font-weight-asian="bold" style:font-weight-complex="bold"/>
    </style:style>
    <style:style style:name="T300" style:parent-style-name="Absatz-Standardschriftart" style:family="text">
      <style:text-properties style:font-name="Courier" fo:font-weight="bold" style:font-weight-asian="bold" style:font-weight-complex="bold"/>
    </style:style>
    <style:style style:name="T301" style:parent-style-name="Absatz-Standardschriftart" style:family="text">
      <style:text-properties style:font-name="Courier" fo:font-weight="bold" style:font-weight-asian="bold" style:font-weight-complex="bold"/>
    </style:style>
    <style:style style:name="T302" style:parent-style-name="Absatz-Standardschriftart" style:family="text">
      <style:text-properties style:font-name="Courier" fo:font-weight="bold" style:font-weight-asian="bold" style:font-weight-complex="bold"/>
    </style:style>
    <style:style style:name="T303" style:parent-style-name="Absatz-Standardschriftart" style:family="text">
      <style:text-properties style:font-name="Courier" fo:font-weight="bold" style:font-weight-asian="bold" style:font-weight-complex="bold"/>
    </style:style>
    <style:style style:name="T304" style:parent-style-name="Absatz-Standardschriftart" style:family="text">
      <style:text-properties style:font-name="Courier" fo:font-weight="bold" style:font-weight-asian="bold" style:font-weight-complex="bold"/>
    </style:style>
    <style:style style:name="T305" style:parent-style-name="Absatz-Standardschriftart" style:family="text">
      <style:text-properties style:font-name="Courier" fo:font-weight="bold" style:font-weight-asian="bold" style:font-weight-complex="bold"/>
    </style:style>
    <style:style style:name="T306" style:parent-style-name="Absatz-Standardschriftart" style:family="text">
      <style:text-properties style:font-name="Courier" fo:font-weight="bold" style:font-weight-asian="bold" style:font-weight-complex="bold"/>
    </style:style>
    <style:style style:name="T307" style:parent-style-name="Absatz-Standardschriftart" style:family="text">
      <style:text-properties style:font-name="Courier" fo:font-weight="bold" style:font-weight-asian="bold" style:font-weight-complex="bold"/>
    </style:style>
    <style:style style:name="T308" style:parent-style-name="Absatz-Standardschriftart" style:family="text">
      <style:text-properties style:font-name="Courier" fo:font-weight="bold" style:font-weight-asian="bold" style:font-weight-complex="bold"/>
    </style:style>
    <style:style style:name="T309" style:parent-style-name="Absatz-Standardschriftart" style:family="text">
      <style:text-properties style:font-name="Courier" fo:font-weight="bold" style:font-weight-asian="bold" style:font-weight-complex="bold"/>
    </style:style>
    <style:style style:name="T310" style:parent-style-name="Absatz-Standardschriftart" style:family="text">
      <style:text-properties style:font-name="Courier" fo:font-weight="bold" style:font-weight-asian="bold" style:font-weight-complex="bold"/>
    </style:style>
    <style:style style:name="T311" style:parent-style-name="Absatz-Standardschriftart" style:family="text">
      <style:text-properties style:font-name="Courier" fo:font-weight="bold" style:font-weight-asian="bold" style:font-weight-complex="bold"/>
    </style:style>
    <style:style style:name="P312" style:parent-style-name="Textbody" style:family="paragraph">
      <style:text-properties style:font-name="Courier" fo:font-weight="bold" style:font-weight-asian="bold" style:font-weight-complex="bold"/>
    </style:style>
    <style:style style:name="P313" style:parent-style-name="Textbody" style:family="paragraph">
      <style:paragraph-properties fo:margin-bottom="0in" fo:line-height="100%" fo:margin-left="0.1868in" fo:text-indent="-0.1868in">
        <style:tab-stops/>
      </style:paragraph-properties>
    </style:style>
    <style:style style:name="T314" style:parent-style-name="Absatz-Standardschriftart" style:family="text">
      <style:text-properties style:font-name="Courier" fo:font-weight="bold" style:font-weight-asian="bold" style:font-weight-complex="bold"/>
    </style:style>
    <style:style style:name="P315" style:parent-style-name="Textbody" style:family="paragraph">
      <style:paragraph-properties fo:margin-bottom="0in" fo:line-height="100%" fo:margin-left="0.1868in" fo:text-indent="-0.1868in">
        <style:tab-stops/>
      </style:paragraph-properties>
    </style:style>
    <style:style style:name="T316" style:parent-style-name="Absatz-Standardschriftart" style:family="text">
      <style:text-properties style:font-name="Courier" fo:font-weight="bold" style:font-weight-asian="bold" style:font-weight-complex="bold"/>
    </style:style>
    <style:style style:name="T317" style:parent-style-name="Absatz-Standardschriftart" style:family="text">
      <style:text-properties style:font-name="Courier" fo:font-weight="bold" style:font-weight-asian="bold" style:font-weight-complex="bold"/>
    </style:style>
    <style:style style:name="P318" style:parent-style-name="Textbody" style:family="paragraph">
      <style:paragraph-properties fo:margin-bottom="0in" fo:line-height="100%" fo:margin-left="0.1868in" fo:text-indent="-0.1868in">
        <style:tab-stops/>
      </style:paragraph-properties>
    </style:style>
    <style:style style:name="T319" style:parent-style-name="Absatz-Standardschriftart" style:family="text">
      <style:text-properties style:font-name="Courier" fo:font-weight="bold" style:font-weight-asian="bold" style:font-weight-complex="bold"/>
    </style:style>
    <style:style style:name="P320" style:parent-style-name="Textbody" style:family="paragraph">
      <style:paragraph-properties fo:margin-bottom="0in" fo:line-height="100%" fo:margin-left="0.1868in" fo:text-indent="-0.1868in">
        <style:tab-stops/>
      </style:paragraph-properties>
    </style:style>
    <style:style style:name="T321" style:parent-style-name="Absatz-Standardschriftart" style:family="text">
      <style:text-properties style:font-name="Courier" fo:font-weight="bold" style:font-weight-asian="bold" style:font-weight-complex="bold"/>
    </style:style>
    <style:style style:name="P322" style:parent-style-name="Textbody" style:family="paragraph">
      <style:paragraph-properties fo:margin-bottom="0in" fo:line-height="100%" fo:margin-left="0.1868in" fo:text-indent="-0.1868in">
        <style:tab-stops/>
      </style:paragraph-properties>
    </style:style>
    <style:style style:name="T323" style:parent-style-name="Absatz-Standardschriftart" style:family="text">
      <style:text-properties style:font-name="Courier" fo:font-weight="bold" style:font-weight-asian="bold" style:font-weight-complex="bold"/>
    </style:style>
    <style:style style:name="P324" style:parent-style-name="Textbody" style:family="paragraph">
      <style:paragraph-properties fo:margin-bottom="0in" fo:line-height="100%" fo:margin-left="0.1868in" fo:text-indent="-0.1868in">
        <style:tab-stops/>
      </style:paragraph-properties>
    </style:style>
    <style:style style:name="T325" style:parent-style-name="Absatz-Standardschriftart" style:family="text">
      <style:text-properties style:font-name="Courier" fo:font-weight="bold" style:font-weight-asian="bold" style:font-weight-complex="bold"/>
    </style:style>
    <style:style style:name="P326" style:parent-style-name="Textbody" style:family="paragraph">
      <style:paragraph-properties fo:margin-left="0.1868in" fo:text-indent="-0.1868in">
        <style:tab-stops/>
      </style:paragraph-properties>
    </style:style>
    <style:style style:name="T327" style:parent-style-name="Absatz-Standardschriftart" style:family="text">
      <style:text-properties style:font-name="Courier" fo:font-weight="bold" style:font-weight-asian="bold" style:font-weight-complex="bold"/>
    </style:style>
    <style:style style:name="P328" style:parent-style-name="Textbody" style:family="paragraph">
      <style:paragraph-properties fo:margin-bottom="0in" fo:line-height="100%"/>
    </style:style>
    <style:style style:name="T329" style:parent-style-name="Absatz-Standardschriftart" style:family="text">
      <style:text-properties style:font-name="Courier" fo:font-weight="bold" style:font-weight-asian="bold" style:font-weight-complex="bold"/>
    </style:style>
    <style:style style:name="P330" style:parent-style-name="Textbody" style:family="paragraph">
      <style:paragraph-properties fo:margin-bottom="0in" fo:line-height="100%"/>
    </style:style>
    <style:style style:name="T331" style:parent-style-name="Absatz-Standardschriftart" style:family="text">
      <style:text-properties style:font-name="Courier" fo:font-weight="bold" style:font-weight-asian="bold" style:font-weight-complex="bold"/>
    </style:style>
    <style:style style:name="P332" style:parent-style-name="Textbody" style:family="paragraph">
      <style:paragraph-properties fo:margin-bottom="0in" fo:line-height="100%"/>
    </style:style>
    <style:style style:name="T333" style:parent-style-name="Absatz-Standardschriftart" style:family="text">
      <style:text-properties style:font-name="Courier" fo:font-weight="bold" style:font-weight-asian="bold" style:font-weight-complex="bold"/>
    </style:style>
    <style:style style:name="P334" style:parent-style-name="Textbody" style:family="paragraph">
      <style:paragraph-properties fo:margin-bottom="0in" fo:line-height="100%"/>
    </style:style>
    <style:style style:name="T335" style:parent-style-name="Absatz-Standardschriftart" style:family="text">
      <style:text-properties style:font-name="Courier" fo:font-weight="bold" style:font-weight-asian="bold" style:font-weight-complex="bold"/>
    </style:style>
    <style:style style:name="P336" style:parent-style-name="Textbody" style:family="paragraph">
      <style:paragraph-properties fo:margin-bottom="0in" fo:line-height="100%"/>
    </style:style>
    <style:style style:name="T337" style:parent-style-name="Absatz-Standardschriftart" style:family="text">
      <style:text-properties style:font-name="Courier" fo:font-weight="bold" style:font-weight-asian="bold" style:font-weight-complex="bold"/>
    </style:style>
    <style:style style:name="P338" style:parent-style-name="Textbody" style:family="paragraph"/>
    <style:style style:name="T339" style:parent-style-name="Absatz-Standardschriftart" style:family="text">
      <style:text-properties style:font-name="Courier" fo:font-weight="bold" style:font-weight-asian="bold" style:font-weight-complex="bold"/>
    </style:style>
    <style:style style:name="T340" style:parent-style-name="Absatz-Standardschriftart" style:family="text">
      <style:text-properties style:font-name="OpenSymbol" style:font-name-asian="OpenSymbol" style:font-name-complex="OpenSymbol" fo:font-size="32pt" style:font-size-asian="32pt" style:font-size-complex="32pt"/>
    </style:style>
    <style:style style:name="T341" style:parent-style-name="Absatz-Standardschriftart" style:family="text">
      <style:text-properties style:font-name="Courier" fo:font-weight="bold" style:font-weight-asian="bold" style:font-weight-complex="bold"/>
    </style:style>
    <style:style style:name="T342" style:parent-style-name="Absatz-Standardschriftart" style:family="text">
      <style:text-properties style:font-name="Courier" fo:font-weight="bold" style:font-weight-asian="bold" style:font-weight-complex="bold"/>
    </style:style>
    <style:style style:name="T343" style:parent-style-name="Absatz-Standardschriftart" style:family="text">
      <style:text-properties style:font-name="Courier"/>
    </style:style>
    <style:style style:name="P344" style:parent-style-name="Textbody" style:family="paragraph">
      <style:text-properties style:font-name="Courier" fo:font-weight="bold" style:font-weight-asian="bold" style:font-weight-complex="bold"/>
    </style:style>
    <style:style style:name="T345" style:parent-style-name="Absatz-Standardschriftart" style:family="text">
      <style:text-properties style:font-name="Courier" fo:font-weight="bold" style:font-weight-asian="bold" style:font-weight-complex="bold"/>
    </style:style>
    <style:style style:name="T346" style:parent-style-name="Absatz-Standardschriftart" style:family="text">
      <style:text-properties style:font-name="Courier" fo:font-weight="bold" style:font-weight-asian="bold" style:font-weight-complex="bold"/>
    </style:style>
    <style:style style:name="T347" style:parent-style-name="Absatz-Standardschriftart" style:family="text">
      <style:text-properties style:font-name="OpenSymbol" style:font-name-asian="OpenSymbol" style:font-name-complex="OpenSymbol" fo:font-size="32pt" style:font-size-asian="32pt" style:font-size-complex="32pt"/>
    </style:style>
    <style:style style:name="T348" style:parent-style-name="Absatz-Standardschriftart" style:family="text">
      <style:text-properties style:font-name="Courier" fo:font-weight="bold" style:font-weight-asian="bold" style:font-weight-complex="bold"/>
    </style:style>
    <style:style style:name="T349" style:parent-style-name="Absatz-Standardschriftart" style:family="text">
      <style:text-properties style:font-name="Courier" fo:font-weight="bold" style:font-weight-asian="bold" style:font-weight-complex="bold"/>
    </style:style>
    <style:style style:name="T350" style:parent-style-name="Absatz-Standardschriftart" style:family="text">
      <style:text-properties style:font-name="Courier" fo:font-weight="bold" style:font-weight-asian="bold" style:font-weight-complex="bold"/>
    </style:style>
    <style:style style:name="T351" style:parent-style-name="Absatz-Standardschriftart" style:family="text">
      <style:text-properties style:font-name="OpenSymbol" style:font-name-asian="OpenSymbol" style:font-name-complex="OpenSymbol" fo:font-size="32pt" style:font-size-asian="32pt" style:font-size-complex="32pt"/>
    </style:style>
    <style:style style:name="T352" style:parent-style-name="Absatz-Standardschriftart" style:family="text">
      <style:text-properties style:font-name="Courier" fo:font-weight="bold" style:font-weight-asian="bold" style:font-weight-complex="bold"/>
    </style:style>
    <style:style style:name="T353" style:parent-style-name="Absatz-Standardschriftart" style:family="text">
      <style:text-properties style:font-name="OpenSymbol" style:font-name-asian="OpenSymbol" style:font-name-complex="OpenSymbol" fo:font-size="32pt" style:font-size-asian="32pt" style:font-size-complex="32pt"/>
    </style:style>
    <style:style style:name="T354" style:parent-style-name="Absatz-Standardschriftart" style:family="text">
      <style:text-properties style:font-name="Courier" fo:font-weight="bold" style:font-weight-asian="bold" style:font-weight-complex="bold"/>
    </style:style>
    <style:style style:name="T355" style:parent-style-name="Absatz-Standardschriftart" style:family="text">
      <style:text-properties style:font-name="Courier" fo:font-weight="bold" style:font-weight-asian="bold" style:font-weight-complex="bold"/>
    </style:style>
    <style:style style:name="T356" style:parent-style-name="Absatz-Standardschriftart" style:family="text">
      <style:text-properties style:font-name="OpenSymbol" style:font-name-asian="OpenSymbol" style:font-name-complex="OpenSymbol" fo:font-size="32pt" style:font-size-asian="32pt" style:font-size-complex="32pt"/>
    </style:style>
    <style:style style:name="T357" style:parent-style-name="Absatz-Standardschriftart" style:family="text">
      <style:text-properties style:font-name="Courier" fo:font-weight="bold" style:font-weight-asian="bold" style:font-weight-complex="bold"/>
    </style:style>
    <style:style style:name="P358" style:parent-style-name="Textbody" style:family="paragraph">
      <style:paragraph-properties fo:margin-bottom="0in" fo:line-height="100%"/>
    </style:style>
    <style:style style:name="T359" style:parent-style-name="Absatz-Standardschriftart" style:family="text">
      <style:text-properties style:font-name="OpenSymbol" style:font-name-asian="OpenSymbol" style:font-name-complex="OpenSymbol" fo:font-size="32pt" style:font-size-asian="32pt" style:font-size-complex="32pt"/>
    </style:style>
    <style:style style:name="T360" style:parent-style-name="Absatz-Standardschriftart" style:family="text">
      <style:text-properties style:font-name="Courier" fo:font-weight="bold" style:font-weight-asian="bold" style:font-weight-complex="bold"/>
    </style:style>
    <style:style style:name="P361" style:parent-style-name="Lösung" style:family="paragraph">
      <style:text-properties fo:language="en" fo:country="GB"/>
    </style:style>
    <style:style style:name="P362" style:parent-style-name="Lösung" style:family="paragraph">
      <style:text-properties fo:language="en" fo:country="GB"/>
    </style:style>
    <style:style style:name="P363" style:parent-style-name="Lösung" style:family="paragraph">
      <style:text-properties fo:language="en" fo:country="GB"/>
    </style:style>
    <style:style style:name="P364" style:parent-style-name="Lösung" style:family="paragraph">
      <style:text-properties fo:language="en" fo:country="GB"/>
    </style:style>
    <style:style style:name="T365" style:parent-style-name="Absatz-Standardschriftart" style:family="text">
      <style:text-properties style:font-name="Courier" fo:font-weight="bold" style:font-weight-asian="bold" style:font-weight-complex="bold"/>
    </style:style>
    <style:style style:name="T366" style:parent-style-name="Absatz-Standardschriftart" style:family="text">
      <style:text-properties style:font-name="Courier" fo:font-weight="bold" style:font-weight-asian="bold" style:font-weight-complex="bold"/>
    </style:style>
    <style:style style:name="T367" style:parent-style-name="Absatz-Standardschriftart" style:family="text">
      <style:text-properties style:font-name="OpenSymbol" style:font-name-asian="OpenSymbol" style:font-name-complex="OpenSymbol" fo:font-size="32pt" style:font-size-asian="32pt" style:font-size-complex="32pt"/>
    </style:style>
    <style:style style:name="T368" style:parent-style-name="Absatz-Standardschriftart" style:family="text">
      <style:text-properties style:font-name="Courier" fo:font-weight="bold" style:font-weight-asian="bold" style:font-weight-complex="bold"/>
    </style:style>
    <style:style style:name="T369" style:parent-style-name="Absatz-Standardschriftart" style:family="text">
      <style:text-properties style:font-name="Courier" fo:font-weight="bold" style:font-weight-asian="bold" style:font-weight-complex="bold"/>
    </style:style>
    <style:style style:name="T370" style:parent-style-name="Absatz-Standardschriftart" style:family="text">
      <style:text-properties style:font-name="Courier" fo:font-weight="bold" style:font-weight-asian="bold" style:font-weight-complex="bold"/>
    </style:style>
    <style:style style:family="graphic" style:name="a1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fo:wrap-option="no-wrap" fo:padding-top="0in" fo:padding-bottom="0in" fo:padding-left="0in" fo:padding-right="0in" draw:textarea-vertical-align="middle" draw:textarea-horizontal-align="center" style:wrap="run-through" style:run-through="foreground" draw:fill="none" draw:stroke="solid" svg:stroke-width="0.01389in" svg:stroke-color="#000000" svg:stroke-opacity="100%"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GNU/Linux – Grundlagen</text:p>
      <text:p text:style-name="P2">Kommandozeile</text:p>
      <text:p text:style-name="Untertitel">Schülername, Klasse, Datum</text:p>
      <text:table-of-content text:name="_TOC0">
        <text:table-of-content-source text:outline-level="9" text:use-outline-level="true" text:use-index-marks="true" text:use-index-source-styles="false" text:index-scope="document">
          <text:table-of-content-entry-template text:outline-level="1" text:style-name="Standard">
            <text:index-entry-link-start/>
            <text:index-entry-text/>
            <text:index-entry-tab-stop style:leader-char="." style:type="right"/>
            <text:index-entry-page-number/>
            <text:index-entry-link-end/>
          </text:table-of-content-entry-template>
          <text:table-of-content-entry-template text:outline-level="2" text:style-name="Standard">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entry-template text:outline-level="4" text:style-name="Standard">
            <text:index-entry-link-start/>
            <text:index-entry-text/>
            <text:index-entry-tab-stop style:leader-char="." style:type="right"/>
            <text:index-entry-page-number/>
            <text:index-entry-link-end/>
          </text:table-of-content-entry-template>
          <text:table-of-content-entry-template text:outline-level="5" text:style-name="Standard">
            <text:index-entry-link-start/>
            <text:index-entry-text/>
            <text:index-entry-tab-stop style:leader-char="." style:type="right"/>
            <text:index-entry-page-number/>
            <text:index-entry-link-end/>
          </text:table-of-content-entry-template>
          <text:table-of-content-entry-template text:outline-level="6" text:style-name="Standard">
            <text:index-entry-link-start/>
            <text:index-entry-text/>
            <text:index-entry-tab-stop style:leader-char="." style:type="right"/>
            <text:index-entry-page-number/>
            <text:index-entry-link-end/>
          </text:table-of-content-entry-template>
          <text:table-of-content-entry-template text:outline-level="7" text:style-name="Standard">
            <text:index-entry-link-start/>
            <text:index-entry-text/>
            <text:index-entry-tab-stop style:leader-char="." style:type="right"/>
            <text:index-entry-page-number/>
            <text:index-entry-link-end/>
          </text:table-of-content-entry-template>
          <text:table-of-content-entry-template text:outline-level="8" text:style-name="Standard">
            <text:index-entry-link-start/>
            <text:index-entry-text/>
            <text:index-entry-tab-stop style:leader-char="." style:type="right"/>
            <text:index-entry-page-number/>
            <text:index-entry-link-end/>
          </text:table-of-content-entry-template>
          <text:table-of-content-entry-template text:outline-level="9" text:style-name="Standard">
            <text:index-entry-link-start/>
            <text:index-entry-text/>
            <text:index-entry-tab-stop style:leader-char="." style:type="right"/>
            <text:index-entry-page-number/>
            <text:index-entry-link-end/>
          </text:table-of-content-entry-template>
        </text:table-of-content-source>
        <text:index-body>
          <text:p text:style-name="P3">Inhalt</text:p>
          <text:p text:style-name="Contents1"><text:a xlink:href="#__RefHeading__143_2098979289" office:target-frame-name="_top" xlink:show="replace">1.Vorbereitung<text:tab/>3</text:a></text:p>
          <text:p text:style-name="Contents1"><text:a xlink:href="#__RefHeading__723_1635534262" office:target-frame-name="_top" xlink:show="replace">2.Die Kommandozeile<text:tab/>3</text:a></text:p>
          <text:p text:style-name="Contents2"><text:a xlink:href="#__RefHeading__145_2098979289" office:target-frame-name="_top" xlink:show="replace">2.1.Anzeigen des Verzeichnisinhalts<text:tab/>3</text:a></text:p>
          <text:p text:style-name="Contents2"><text:a xlink:href="#__RefHeading__147_2098979289" office:target-frame-name="_top" xlink:show="replace">2.2.Der Verzeichnisbaum<text:tab/>4</text:a></text:p>
          <text:p text:style-name="Contents2"><text:a xlink:href="#__RefHeading__149_2098979289" office:target-frame-name="_top" xlink:show="replace">2.3.Wechseln in ein Verzeichnis<text:tab/>4</text:a></text:p>
          <text:p text:style-name="Contents2"><text:a xlink:href="#__RefHeading__151_2098979289" office:target-frame-name="_top" xlink:show="replace">2.4.Verzeichniskürzel<text:tab/>4</text:a></text:p>
          <text:p text:style-name="Contents2"><text:a xlink:href="#__RefHeading__153_2098979289" office:target-frame-name="_top" xlink:show="replace">2.5.Absolute und relative Pfade<text:tab/>5</text:a></text:p>
          <text:p text:style-name="Contents1"><text:a xlink:href="#__RefHeading__155_2098979289" office:target-frame-name="_top" xlink:show="replace">3.Textdateien<text:tab/>6</text:a></text:p>
          <text:p text:style-name="Contents2"><text:a xlink:href="#__RefHeading__157_2098979289" office:target-frame-name="_top" xlink:show="replace">3.1.Der Texteditor „nano“<text:tab/>6</text:a></text:p>
          <text:p text:style-name="Contents2"><text:a xlink:href="#__RefHeading__159_2098979289" office:target-frame-name="_top" xlink:show="replace">3.2.Den Inhalt einer Datei ausgeben<text:tab/>6</text:a></text:p>
          <text:p text:style-name="Contents1"><text:a xlink:href="#__RefHeading__161_2098979289" office:target-frame-name="_top" xlink:show="replace">4.Posix Rechte und Ausgabe von „ls -l“<text:tab/>7</text:a></text:p>
          <text:p text:style-name="Contents2"><text:a xlink:href="#__RefHeading__272_2098979289" office:target-frame-name="_top" xlink:show="replace">4.1.Ausgabe von „ls -l“<text:tab/>7</text:a></text:p>
          <text:p text:style-name="Contents2"><text:a xlink:href="#__RefHeading__300_2098979289" office:target-frame-name="_top" xlink:show="replace">4.2.Besitzer und Gruppe ändern<text:tab/>7</text:a></text:p>
          <text:p text:style-name="Contents2"><text:a xlink:href="#__RefHeading__165_2098979289" office:target-frame-name="_top" xlink:show="replace">4.3.Posix Rechte<text:tab/>8</text:a></text:p>
          <text:p text:style-name="Contents1"><text:a xlink:href="#__RefHeading__282_2098979289" office:target-frame-name="_top" xlink:show="replace">5.Händisch einen User anlegen<text:tab/>9</text:a></text:p>
          <text:p text:style-name="Contents2"><text:a xlink:href="#__RefHeading__524_1635534262" office:target-frame-name="_top" xlink:show="replace">5.1.Die Datei „/etc/passwd“<text:tab/>9</text:a></text:p>
          <text:p text:style-name="Contents2"><text:a xlink:href="#__RefHeading__526_1635534262" office:target-frame-name="_top" xlink:show="replace">5.2.Die Datei „/etc/group“<text:tab/>10</text:a></text:p>
          <text:p text:style-name="Contents2"><text:a xlink:href="#__RefHeading__528_1635534262" office:target-frame-name="_top" xlink:show="replace">5.3.Ein Passwort setzen<text:tab/>10</text:a></text:p>
          <text:p text:style-name="Contents2"><text:a xlink:href="#__RefHeading__530_1635534262" office:target-frame-name="_top" xlink:show="replace">5.4.Erstellen des Homeverzeichnisses<text:tab/>10</text:a></text:p>
          <text:p text:style-name="Contents2"><text:a xlink:href="#__RefHeading__1068_794026865" office:target-frame-name="_top" xlink:show="replace">5.5.Den neuen Benutzer verwenden<text:tab/>11</text:a></text:p>
        </text:index-body>
      </text:table-of-content>
      <text:p text:style-name="Textbody"/>
      <text:h text:style-name="Überschrift1" text:outline-level="1"><text:bookmark-start text:name="__RefHeading__143_2098979289"/>Vorbereitung<text:bookmark-end text:name="__RefHeading__143_2098979289"/></text:h>
      <text:list text:style-name="LFO2" text:continue-numbering="true">
        <text:list-item>
          <text:p text:style-name="P4">Logge dich in deiner virtuellen Maschine per SSH als Benutzer „root“ ein!</text:p>
        </text:list-item>
      </text:list>
      <text:h text:style-name="Überschrift1" text:outline-level="1"><text:bookmark-start text:name="__RefHeading__723_1635534262"/><text:soft-page-break/>Die Kommandozeile<text:bookmark-end text:name="__RefHeading__723_1635534262"/></text:h>
      <text:h text:style-name="Überschrift2" text:outline-level="2"><text:bookmark-start text:name="__RefHeading__145_2098979289"/>Anzeigen des Verzeichnisinhalts<text:bookmark-end text:name="__RefHeading__145_2098979289"/></text:h>
      <text:p text:style-name="Textbody">Das Programm „<text:span text:style-name="T5">ls</text:span>“ zeigt den Inhalt des aktuellen Verzeichnisses an.</text:p>
      <text:p text:style-name="Aufgabe"><text:span text:style-name="T6">☞</text:span><text:span text:style-name="T7"><text:s/></text:span><text:span text:style-name="T8"><text:tab/>Führe das Programm „</text:span><text:span text:style-name="T9">ls</text:span><text:span text:style-name="T10">“ aus!</text:span></text:p>
      <text:p text:style-name="P11">root@Debian-Client-Suljevic:~# ls</text:p>
      <text:p text:style-name="P12">Desktop <text:s/>Documents <text:s/>Downloads <text:s/>Music <text:s/>Pictures <text:s/>Public <text:s/>Templates <text:s/>Videos</text:p>
      <text:p text:style-name="Textbody"><text:span text:style-name="T13">Das Programm „</text:span><text:span text:style-name="T14">ls</text:span><text:span text:style-name="T15">“<text:s/></text:span><text:span text:style-name="T16">[list]</text:span><text:span text:style-name="T17"><text:s/>hat viele Optionen, die beim Programmaufruf einfach hinter dem Befehl „</text:span><text:span text:style-name="T18">ls</text:span><text:span text:style-name="T19">“ angegeben werden können. Hier die wichtigsten:</text:span></text:p>
      <text:list text:style-name="LFO3" text:continue-numbering="true">
        <text:list-item>
          <text:p text:style-name="P20"><text:span text:style-name="T21">„</text:span><text:span text:style-name="T22">-l</text:span><text:span text:style-name="T23">“:<text:s/></text:span><text:span text:style-name="T24">[list]</text:span><text:span text:style-name="T25"><text:s/>Die Ausgabe erfolgt in Listenform. So werden wesentlich mehr Informationen über vorhandene Dateien ausgegeben, als in der normalen Ausgabe.</text:span></text:p>
        </text:list-item>
        <text:list-item>
          <text:p text:style-name="P26"><text:span text:style-name="T27">„</text:span><text:span text:style-name="T28">-a</text:span><text:span text:style-name="T29">“:<text:s/></text:span><text:span text:style-name="T30">[all]</text:span><text:span text:style-name="T31"><text:s/>Zeigt auch versteckte Dateien an.</text:span></text:p>
        </text:list-item>
        <text:list-item>
          <text:p text:style-name="P32"><text:span text:style-name="T33">„</text:span><text:span text:style-name="T34">-h</text:span><text:span text:style-name="T35">“:<text:s/></text:span><text:span text:style-name="T36">[human readable]</text:span><text:span text:style-name="T37"><text:s/>Gibt Dateigrößen nicht in Bytes, sondern mit den üblichen Multiplikatoren (Kilo, Mega, Giga,...) an.</text:span></text:p>
        </text:list-item>
      </text:list>
      <text:p text:style-name="Textbody"><text:span text:style-name="T38">Diese Optionen lassen sic</text:span><text:span text:style-name="T39">­h auch kombinieren. So gibt zum Beispiel der Befehl „</text:span><text:span text:style-name="T40">ls -lh</text:span><text:span text:style-name="T41">“ den Inhalt des aktuellen Verzeicnissen in Listenform mit den Dateigrößen in menschenlesbarer Form aus.</text:span></text:p>
      <text:p text:style-name="Aufgabe"><text:span text:style-name="T42">☞</text:span><text:span text:style-name="T43"><text:tab/></text:span><text:span text:style-name="T44">Führe das Programm „</text:span><text:span text:style-name="T45">ls</text:span><text:span text:style-name="T46">“ nochmals aus, diesmal aber mit den Optionen „</text:span><text:span text:style-name="T47">l</text:span><text:span text:style-name="T48">“, „</text:span><text:span text:style-name="T49">a</text:span><text:span text:style-name="T50">“ und „</text:span><text:span text:style-name="T51">h</text:span><text:span text:style-name="T52">“!</text:span><text:span text:style-name="T53"><text:line-break/></text:span></text:p>
      <text:p text:style-name="P54">root@Debian-Client-Suljevic:~# ls -lah</text:p>
      <text:p text:style-name="P55">total 92K</text:p>
      <text:p text:style-name="P56">drwx------ 15 root root 4.0K Oct <text:s/>3 08:21 .</text:p>
      <text:p text:style-name="P57">drwxr-xr-x 18 root root 4.0K Sep 19 10:58 ..</text:p>
      <text:p text:style-name="P58">-rw------- <text:s/>1 root root <text:s/>481 Oct <text:s/>3 08:39 .bash_history</text:p>
      <text:soft-page-break/>
      <text:p text:style-name="P59">-rw-r--r-- <text:s/>1 root root <text:s/>571 Apr 10 <text:s/>2021 .bashrc</text:p>
      <text:p text:style-name="P60">drwx------ <text:s/>4 root root 4.0K Sep 26 10:53 .cache</text:p>
      <text:p text:style-name="P61">drwxr-xr-x <text:s/>5 root root 4.0K Sep 26 10:53 .config</text:p>
      <text:p text:style-name="P62">drwxr-xr-x <text:s/>2 root root 4.0K Sep 26 10:53 Desktop</text:p>
      <text:p text:style-name="P63">-rw-r--r-- <text:s/>1 root root <text:s text:c="2"/>35 Sep 26 10:53 .dmrc</text:p>
      <text:p text:style-name="P64">drwxr-xr-x <text:s/>2 root root 4.0K Sep 26 10:53 Documents</text:p>
      <text:p text:style-name="P65">drwxr-xr-x <text:s/>2 root root 4.0K Sep 26 10:53 Downloads</text:p>
      <text:p text:style-name="P66">drwx------ <text:s/>3 root root 4.0K Sep 26 10:53 .gnupg</text:p>
      <text:p text:style-name="P67">-rw------- <text:s/>1 root root <text:s text:c="3"/>0 Sep 26 10:53 .ICEauthority</text:p>
      <text:p text:style-name="P68">drwxr-xr-x <text:s/>3 root root 4.0K Sep 26 08:51 .local</text:p>
      <text:p text:style-name="P69">drwxr-xr-x <text:s/>2 root root 4.0K Sep 26 10:53 Music</text:p>
      <text:p text:style-name="P70">drwxr-xr-x <text:s/>2 root root 4.0K Sep 26 10:53 Pictures</text:p>
      <text:p text:style-name="P71">-rw-r--r-- <text:s/>1 root root <text:s/>161 Jul <text:s/>9 <text:s/>2019 .profile</text:p>
      <text:p text:style-name="P72">drwxr-xr-x <text:s/>2 root root 4.0K Sep 26 10:53 Public</text:p>
      <text:p text:style-name="P73">drwx------ <text:s/>2 root root 4.0K Sep 26 09:10 .ssh</text:p>
      <text:p text:style-name="P74">drwxr-xr-x <text:s/>2 root root 4.0K Sep 26 10:53 Templates</text:p>
      <text:p text:style-name="P75">drwxr-xr-x <text:s/>2 root root 4.0K Sep 26 10:53 Videos</text:p>
      <text:p text:style-name="P76">-rw------- <text:s/>1 root root <text:s text:c="2"/>67 Oct <text:s/>3 08:21 .Xauthority</text:p>
      <text:p text:style-name="P77">-rw------- <text:s/>1 root root 2.8K Oct <text:s/>3 08:24 .xsession-errors</text:p>
      <text:p text:style-name="P78">-rw------- <text:s/>1 root root 4.8K Sep 26 11:07 .xsession-errors.old</text:p>
      <text:p text:style-name="Textbody">Später wirst du noch herausfinden, was diese Ausgabe genau bedeutet.</text:p>
      <text:h text:style-name="Überschrift2" text:outline-level="2"><text:bookmark-start text:name="__RefHeading__147_2098979289"/><text:soft-page-break/>Der Verzeichnisbaum<text:bookmark-end text:name="__RefHeading__147_2098979289"/></text:h>
      <text:p text:style-name="Textbody">Bei allen GNU/Linux Varianten sieht der Verzeichnisbaum annähernd gleich aus. Er beginnt immer mit „<text:span text:style-name="T79">/</text:span>“. Die wichtigsten Verzeichnisse in der ersten Ebene darunter sind:</text:p>
      <text:list text:style-name="LFO4" text:continue-numbering="true">
        <text:list-item>
          <text:p text:style-name="P80">„<text:span text:style-name="T81">etc</text:span>“:<text:s/><text:span text:style-name="T82">[et cetera]</text:span><text:s/>Hier werden Konfigurationsdateien für installierte Dienste gespeichert. Anders als bei Windows werden das System und Dienste nicht über eine Registry gesteuert, sondern meist über Textdateien – sogenannte Konfigurationsdateien</text:p>
        </text:list-item>
        <text:list-item>
          <text:p text:style-name="P83">„<text:span text:style-name="T84">home</text:span>“: In diesem Verzeichnis hat jeder Benutzer ein eigenes Verzeichnis für Dateien, die ihm gehören. Man nennt das ein Homeverzeichnis.</text:p>
        </text:list-item>
        <text:list-item>
          <text:p text:style-name="P85">„<text:span text:style-name="T86">var</text:span>“:<text:s/><text:span text:style-name="T87">[variable data]</text:span><text:s/>Hier werden Dateien gespeichert, die sich häufig verändern. Zum Beispiel werden hier Log-Dateien abgelegt, aber auch HTML-Dateien, die von einem Webserver verwendet werden.</text:p>
        </text:list-item>
        <text:list-item>
          <text:p text:style-name="P88">„<text:span text:style-name="T89">dev</text:span>“:<text:s/><text:span text:style-name="T90">[devices]</text:span><text:s/>Hardwaregeräte sind in GNU/Linux als Datei ansprechbar. Diese Dateien liegen im Verzeichnis „<text:span text:style-name="T91">dev</text:span>“. So kann man zum Beispiel einen Ton ausgeben, indem man einfach etwas in die entsprechende Datei in „<text:span text:style-name="T92">/dev/snd/</text:span>“ schreibt.</text:p>
        </text:list-item>
        <text:list-item>
          <text:p text:style-name="P93">„<text:span text:style-name="T94">bin</text:span>“:<text:s/><text:span text:style-name="T95">[binaries]</text:span><text:s/>Hier sind Programme, also ausführbare Dateien abgelegt.</text:p>
        </text:list-item>
        <text:list-item>
          <text:p text:style-name="P96">„<text:span text:style-name="T97">sbin</text:span>“:<text:s/><text:span text:style-name="T98">[system binaries]</text:span><text:s/>Hier sind Systemprogramme gespeichert.</text:p>
        </text:list-item>
      </text:list>
      <text:p text:style-name="Textbody">Diese Liste ist nicht vollständig, aber in Kürze wirst du mehr herausfinden!</text:p>
      <text:h text:style-name="Überschrift2" text:outline-level="2"><text:bookmark-start text:name="__RefHeading__149_2098979289"/>Wechseln in ein Verzeichnis<text:bookmark-end text:name="__RefHeading__149_2098979289"/></text:h>
      <text:p text:style-name="Textbody">Das Verzeichnis wechselt man mit dem Befehl „<text:span text:style-name="T99">cd</text:span>“<text:s/><text:span text:style-name="T100">[change directory]</text:span>. Hinter dem Befehl wird ganz einfach das Verzeichnis angegeben, in das man springen möchte.</text:p>
      <text:p text:style-name="Aufgabe"><text:span text:style-name="T101">☞</text:span><text:span text:style-name="T102"><text:tab/></text:span>Wechsle in das Verzeichnis „<text:span text:style-name="T103">/</text:span>“ und lass dir den Inhalt in Listenform anzeigen!</text:p>
      <text:p text:style-name="Lösung">root@Debian-Client-Suljevic:~# cd /</text:p>
      <text:p text:style-name="P104">root@Debian-Client-Suljevic:/# ls -l</text:p>
      <text:p text:style-name="P105">total 60</text:p>
      <text:p text:style-name="Lösung">lrwxrwxrwx <text:s text:c="2"/>1 root root <text:s text:c="4"/>7 Sep 19 10:38 bin -&gt; usr/bin</text:p>
      <text:p text:style-name="P106">drwxr-xr-x <text:s text:c="2"/>4 root root <text:s/>4096 Sep 26 10:48 boot</text:p>
      <text:soft-page-break/>
      <text:p text:style-name="P107">drwxr-xr-x <text:s/>17 root root <text:s/>3240 Oct <text:s/>3 08:39 dev</text:p>
      <text:p text:style-name="P108">drwxr-xr-x <text:s/>92 root root <text:s/>4096 Oct <text:s/>3 08:39 etc</text:p>
      <text:p text:style-name="P109">drwxr-xr-x <text:s text:c="2"/>2 root root <text:s/>4096 Jun 30 23:35 home</text:p>
      <text:p text:style-name="P110">lrwxrwxrwx <text:s text:c="2"/>1 root root <text:s text:c="3"/>31 Sep 19 10:58 initrd.img -&gt; boot/initrd.img-5.10.0-18-amd64</text:p>
      <text:p text:style-name="P111">lrwxrwxrwx <text:s text:c="2"/>1 root root <text:s text:c="3"/>31 Sep 19 10:58 initrd.img.old -&gt; boot/initrd.img-5.10.0-16-amd64</text:p>
      <text:p text:style-name="P112">lrwxrwxrwx <text:s text:c="2"/>1 root root <text:s text:c="4"/>7 Sep 19 10:38 lib -&gt; usr/lib</text:p>
      <text:p text:style-name="P113">lrwxrwxrwx <text:s text:c="2"/>1 root root <text:s text:c="4"/>9 Sep 19 10:38 lib32 -&gt; usr/lib32</text:p>
      <text:p text:style-name="P114">lrwxrwxrwx <text:s text:c="2"/>1 root root <text:s text:c="4"/>9 Sep 19 10:38 lib64 -&gt; usr/lib64</text:p>
      <text:p text:style-name="P115">lrwxrwxrwx <text:s text:c="2"/>1 root root <text:s text:c="3"/>10 Sep 19 10:38 libx32 -&gt; usr/libx32</text:p>
      <text:p text:style-name="P116">drwx------ <text:s text:c="2"/>2 root root 16384 Sep 19 10:38 lost+found</text:p>
      <text:p text:style-name="P117">drwxr-xr-x <text:s text:c="2"/>4 root root <text:s/>4096 Sep 19 10:38 media</text:p>
      <text:p text:style-name="P118">drwxr-xr-x <text:s text:c="2"/>2 root root <text:s/>4096 Sep 19 10:38 mnt</text:p>
      <text:p text:style-name="P119">drwxr-xr-x <text:s text:c="2"/>2 root root <text:s/>4096 Sep 19 10:38 opt</text:p>
      <text:p text:style-name="P120">dr-xr-xr-x 161 root root <text:s text:c="4"/>0 Oct <text:s/>3 08:39 proc</text:p>
      <text:p text:style-name="P121">drwx------ <text:s/>15 root root <text:s/>4096 Oct <text:s/>3 08:21 root</text:p>
      <text:p text:style-name="P122">drwxr-xr-x <text:s/>21 root root <text:s text:c="2"/>620 Oct <text:s/>3 08:41 run</text:p>
      <text:p text:style-name="P123">lrwxrwxrwx <text:s text:c="2"/>1 root root <text:s text:c="4"/>8 Sep 19 10:38 sbin -&gt; usr/sbin</text:p>
      <text:p text:style-name="P124">drwxr-xr-x <text:s text:c="2"/>2 root root <text:s/>4096 Sep 19 10:38 srv</text:p>
      <text:p text:style-name="P125">dr-xr-xr-x <text:s/>13 root root <text:s text:c="4"/>0 Oct <text:s/>3 08:39 sys</text:p>
      <text:p text:style-name="P126">drwxrwxrwt <text:s text:c="2"/>9 root root <text:s/>4096 Oct <text:s/>3 08:39 tmp</text:p>
      <text:p text:style-name="P127">drwxr-xr-x <text:s/>14 root root <text:s/>4096 Sep 19 10:38 usr</text:p>
      <text:soft-page-break/>
      <text:p text:style-name="P128">drwxr-xr-x <text:s/>11 root root <text:s/>4096 Sep 19 10:38 var</text:p>
      <text:p text:style-name="P129">lrwxrwxrwx <text:s text:c="2"/>1 root root <text:s text:c="3"/>28 Sep 19 10:58 vmlinuz -&gt; boot/vmlinuz-5.10.0-18-amd64</text:p>
      <text:p text:style-name="P130">lrwxrwxrwx <text:s text:c="2"/>1 root root <text:s text:c="3"/>28 Sep 19 10:58 vmlinuz.old -&gt; boot/vmlinuz-5.10.0-16-amd64</text:p>
      <text:p text:style-name="Textbody">Hier hast du also die vollständige Liste aus Punkt 1.2!</text:p>
      <text:p text:style-name="Aufgabe"><text:span text:style-name="T131">☞</text:span><text:tab/>Wechsle in das Verzeichnis „<text:span text:style-name="T132">/var</text:span>“ und lass dir den Inhalt anzeigen!</text:p>
      <text:p text:style-name="P133">root@Debian-Client-Suljevic:/var# ls</text:p>
      <text:p text:style-name="P134">backups <text:s/>cache <text:s/>lib <text:s/>local <text:s/>lock <text:s/>log <text:s/>mail <text:s/>opt <text:s/>run <text:s/>spool <text:s/>tmp</text:p>
      <text:h text:style-name="Überschrift2" text:outline-level="2"><text:bookmark-start text:name="__RefHeading__151_2098979289"/>Verzeichniskürzel<text:bookmark-end text:name="__RefHeading__151_2098979289"/></text:h>
      <text:list text:style-name="LFO5" text:continue-numbering="true">
        <text:list-item>
          <text:p text:style-name="P135">„<text:span text:style-name="T136">~</text:span>“: Die Tilde ist ein Kürzel für das Homeverzeichnis des aktuellen Benutzers. Wenn mein Benutzername z.B. „<text:span text:style-name="T137">user1</text:span>“ lautet, dann steht die Tilde in meinem Fall für „<text:span text:style-name="T138">/home/user1</text:span>“.</text:p>
        </text:list-item>
        <text:list-item>
          <text:p text:style-name="P139">„<text:span text:style-name="T140">.</text:span>“: Der Punkt steht für das Verzeichnis, in dem man gerade steht.</text:p>
        </text:list-item>
        <text:list-item>
          <text:p text:style-name="P141">„<text:span text:style-name="T142">..</text:span>“: „Punkt Punkt“ steht für das Verzeichnis, das eine Ebene über dem aktuellen Verzeichnis im Verzeichnisbaum ist. Steht man also gerade in „<text:span text:style-name="T143">/home/user1</text:span>“, dann steht „<text:span text:style-name="T144">..</text:span>“ für „<text:span text:style-name="T145">/home</text:span>“.</text:p>
        </text:list-item>
      </text:list>
      <text:h text:style-name="Überschrift2" text:outline-level="2"><text:bookmark-start text:name="__RefHeading__153_2098979289"/>Absolute und relative Pfade<text:bookmark-end text:name="__RefHeading__153_2098979289"/></text:h>
      <text:list text:style-name="LFO6" text:continue-numbering="true">
        <text:list-item>
          <text:p text:style-name="P146">Ein absoluter Pfad beginnt in GNU/Linux immer mit einem „<text:span text:style-name="T147">/</text:span>“. Er gibt nämlich den Weg vom Wurzelverzeichnis bis zur Datei hin an – und natürlich den Dateinamen selbst auch. Wenn also der Benutzer „<text:span text:style-name="T148">user1</text:span>“ in seinem Homeverzeichnis eine Datei „<text:span text:style-name="T149">test1</text:span>“ liegen hat, dann lautet der absolute Pfad zu dieser Datei „<text:span text:style-name="T150">/home/user1/test1</text:span>“.</text:p>
        </text:list-item>
        <text:list-item>
          <text:p text:style-name="P151">Ein relativer Pfad beginnt nie mit einem „<text:span text:style-name="T152">/</text:span>“. Er gibt den Weg zur gewünschten Datei ausgehend von dem Verzeichnis an, in dem man sich gerade befindet. Steht man also gerade zum Beispiel im Verzeichnis „<text:span text:style-name="T153">/home</text:span>“, dann lautet der relative Pfad zur Datei aus dem obigen Beispiel „<text:span text:style-name="T154">user1/test1</text:span>“.</text:p>
        </text:list-item>
      </text:list>
      <text:p text:style-name="Textbody">Jetzt wäre doch auch ein Befehl interessant, der ausgibt, in welchem Verzeichnis man sich gerade<text:s/><text:soft-page-break/>befindet. Diesen Befehl gibt es natürlich, er lautet „<text:span text:style-name="T155">pwd</text:span>“ [<text:span text:style-name="T156">print working directory</text:span>].</text:p>
      <text:p text:style-name="Aufgabe"><text:span text:style-name="T157">☞</text:span><text:tab/>Du solltest dich gerade im Verzeichnis „<text:span text:style-name="T158">/var</text:span>“ befinden. Überprüfe das mit dem Befehl „<text:span text:style-name="T159">pwd</text:span>“!<text:line-break/></text:p>
      <text:p text:style-name="P160">root@Debian-Client-Suljevic:/var# pwd</text:p>
      <text:p text:style-name="Lösung">/var</text:p>
      <text:p text:style-name="Aufgabe"><text:span text:style-name="T161">☞</text:span><text:tab/>Mit welchem Befehl kannst du nun unter Verwendung des Verzeichniskürzels für dein Homeverzeichnis in dein Homeverzeichnis wechseln?<text:line-break/></text:p>
      <text:p text:style-name="Lösung">root@Debian-Client-Suljevic:/var# cd ~</text:p>
      <text:p text:style-name="Lösung">root@Debian-Client-Suljevic:~#</text:p>
      <text:p text:style-name="Aufgabe"><text:span text:style-name="T162">☞</text:span><text:tab/>Mit welchem Befehl kannst du jetzt unter Verwendung eines relativen Pfades in das Verzeichnis „<text:span text:style-name="T163">/etc</text:span>“ wechseln?<text:line-break/></text:p>
      <text:p text:style-name="P164">root@Debian-Client-Suljevic:~# cd ../etc</text:p>
      <text:p text:style-name="P165">root@Debian-Client-Suljevic:/etc#</text:p>
      <text:p text:style-name="Aufgabe"><text:span text:style-name="T166">☞</text:span><text:tab/>Mit welchem Befehl kannst du jetzt wieder in dein Homeverzeichnis wechseln? Verwende diesmal einen absoluten Pfad – und kein Verzeichniskürzel!<text:line-break/></text:p>
      <text:p text:style-name="Lösung">root@Debian-Client-Suljevic:/etc# cd /home</text:p>
      <text:soft-page-break/>
      <text:p text:style-name="Lösung">root@Debian-Client-Suljevic:/home#</text:p>
      <text:h text:style-name="Überschrift1" text:outline-level="1"><text:bookmark-start text:name="__RefHeading__155_2098979289"/>Textdateien<text:bookmark-end text:name="__RefHeading__155_2098979289"/></text:h>
      <text:h text:style-name="Überschrift2" text:outline-level="2"><text:bookmark-start text:name="__RefHeading__157_2098979289"/>Der Texteditor „nano“<text:bookmark-end text:name="__RefHeading__157_2098979289"/></text:h>
      <text:p text:style-name="Textbody">Um eine Textdatei zu bearbeiten benötigst du einen Texteditor. Ein belieber Texteditor auf der Kommandozeile ist das Programm „<text:span text:style-name="T167">nano</text:span>“. Wenn du einfach nur das Programm „<text:span text:style-name="T168">nano</text:span>“ aufrufst, öffnet der Texteditor eine neue leere Datei. Wenn du hinter „<text:span text:style-name="T169">nano</text:span>“ einen Dateinamen angibst, also „<text:span text:style-name="T170">nano [dateiname]</text:span>“, dann öffnet nano diese Datei.</text:p>
      <text:p text:style-name="Aufgabe"><text:span text:style-name="T171">☞</text:span><text:tab/>Öffne mit dem Texteditor „<text:span text:style-name="T172">nano</text:span>“ die Datei „<text:span text:style-name="T173">neueDatei</text:span>“. Welchen Befehl verwendest du dazu?<text:line-break/></text:p>
      <text:p text:style-name="Lösung">root@Debian-Client-Suljevic:/home# nano neueDatei</text:p>
      <text:p text:style-name="Textbody">Der Texteditor ist jetzt geöffnet. Du kannst jetzt in die Datei Text hineinschreiben. Verwende die Pfeiltasten, um dich im Text zu bewegen. Am unteren Bildschirmrand sind die Tastenkombinationen angeführt, mit denen „<text:span text:style-name="T174">nano</text:span>“ gesteuert wird. Die wichtigsten drei sind „<text:span text:style-name="T175">Strg</text:span>“ + „<text:span text:style-name="T176">o</text:span>“<text:s/><text:span text:style-name="T177">[open]</text:span><text:s/>zum Speichern, „<text:span text:style-name="T178">Strg</text:span>“ + „<text:span text:style-name="T179">x</text:span>“<text:s/><text:span text:style-name="T180">[exit]</text:span><text:s/>zum Beenden und „<text:span text:style-name="T181">Strg</text:span>“ + „<text:span text:style-name="T182">w</text:span>“<text:s/><text:span text:style-name="T183">[where is]</text:span><text:s/>zum Suchen.</text:p>
      <text:p text:style-name="Aufgabe"><text:span text:style-name="T184">☞</text:span><text:tab/>Schreibe Text in die soeben geöffnete Datei, speichere sie und beende dann den Texteditor.<text:line-break/></text:p>
      <text:h text:style-name="Überschrift2" text:outline-level="2"><text:bookmark-start text:name="__RefHeading__159_2098979289"/>Den Inhalt einer Datei ausgeben<text:bookmark-end text:name="__RefHeading__159_2098979289"/></text:h>
      <text:p text:style-name="Textbody">Um den Inhalt einer Datei auf der Konsole auszugeben gibt es mehrere Möglichkeiten. Die einfachste ist der Befehl „<text:span text:style-name="T185">cat [dateiname]</text:span>“. Dabei wird einfach der gesamte Inhalt der Textdatei auf die Konsole geschrieben.</text:p>
      <text:p text:style-name="Aufgabe"><text:span text:style-name="T186">☞</text:span><text:tab/>Gib den Inhalt der Datei „<text:span text:style-name="T187">neueDatei</text:span>“ auf der Konsole aus!</text:p>
      <text:p text:style-name="Lösung">root@Debian-Client-Suljevic:/home# cat neueDatei</text:p>
      <text:p text:style-name="Lösung">Hallo Welt</text:p>
      <text:soft-page-break/>
      <text:p text:style-name="Textbody">Man kann bei dieser Art der Dateiausgabe auf einem rein textbasierendem System allerdings nicht scrollen, also sich nicht nach oben oder nach unten im Text bewegen. Das ist nicht<text:s/>immer praktisch. Deswegen gibt es auch das Programm „<text:span text:style-name="T188">less [dateiname]</text:span>“. Mit „<text:span text:style-name="T189">less</text:span>“ kannst du in der Textdatei mit den Pfeiltasten oder mit den Bild-Tasten nach oben und nach unten scrollen. Beendet wird „<text:span text:style-name="T190">less</text:span>“ mit der Taste „<text:span text:style-name="T191">q</text:span>“.</text:p>
      <text:p text:style-name="Aufgabe"><text:span text:style-name="T192">☞</text:span><text:tab/>Öffne die Datei „<text:span text:style-name="T193">/var/log/syslog</text:span>“ mit dem Programm „<text:span text:style-name="T194">less</text:span>“!</text:p>
      <text:h text:style-name="Überschrift1" text:outline-level="1"><text:bookmark-start text:name="__RefHeading__161_2098979289"/>Posix Rechte und Ausgabe von „<text:span text:style-name="T195">ls -l</text:span>“<text:bookmark-end text:name="__RefHeading__161_2098979289"/></text:h>
      <text:h text:style-name="Überschrift2" text:outline-level="2"><text:bookmark-start text:name="__RefHeading__272_2098979289"/>Ausgabe von „<text:span text:style-name="T196">ls -l</text:span>“<text:bookmark-end text:name="__RefHeading__272_2098979289"/></text:h>
      <text:p text:style-name="Textbody">Wenn du in deinem Homeverzeichnis den Befehl „<text:span text:style-name="T197">ls -l</text:span>“ ausführst, sollte folgende Zeile darin vorkommen:</text:p>
      <text:p text:style-name="P198"><text:tab/><text:span text:style-name="T199">1</text:span><text:span text:style-name="T200"><text:tab/>2</text:span><text:span text:style-name="T201"><text:tab/>3</text:span><text:span text:style-name="T202"><text:tab/>4</text:span><text:span text:style-name="T203"><text:tab/>5</text:span><text:span text:style-name="T204"><text:tab/>6</text:span><text:span text:style-name="T205"><text:tab/>7</text:span><text:span text:style-name="T206"><text:tab/>8</text:span><text:span text:style-name="T207"><text:tab/>9</text:span><text:span text:style-name="T208"><text:tab/>10</text:span></text:p>
      <text:p text:style-name="P209"><text:span text:style-name="T210"><draw:custom-shape svg:x="0.9681in" svg:y="-0.0299in" svg:width="0.06875in" svg:height="0.26944in" draw:z-index="251658240" draw:id="id0" draw:style-name="a0" draw:name="Shape1" text:anchor-type="paragraph"><svg:title/><svg:desc/><text:p text:style-name="Standard"/><draw:enhanced-geometry draw:type="non-primitive" svg:viewBox="0 0 21600 21600" draw:enhanced-path="M 0 0 L 21600 0 21600 21600 0 21600 Z N"/></draw:custom-shape></text:span><text:span text:style-name="T211"><draw:custom-shape svg:x="1.0555in" svg:y="-0.0299in" svg:width="0.27708in" svg:height="0.26944in" draw:z-index="251659264" draw:id="id1" draw:style-name="a1" draw:name="Shape2" text:anchor-type="paragraph"><svg:title/><svg:desc/><text:p text:style-name="Standard"/><draw:enhanced-geometry draw:type="non-primitive" svg:viewBox="0 0 21600 21600" draw:enhanced-path="M 0 0 L 21600 0 21600 21600 0 21600 Z N"/></draw:custom-shape></text:span><text:span text:style-name="T212"><draw:custom-shape svg:x="1.3472in" svg:y="-0.0299in" svg:width="0.27708in" svg:height="0.26944in" draw:z-index="2" draw:id="id2" draw:style-name="a2" draw:name="Shape3" text:anchor-type="paragraph"><svg:title/><svg:desc/><text:p text:style-name="Standard"/><draw:enhanced-geometry draw:type="non-primitive" svg:viewBox="0 0 21600 21600" draw:enhanced-path="M 0 0 L 21600 0 21600 21600 0 21600 Z N"/></draw:custom-shape></text:span><text:span text:style-name="T213"><draw:custom-shape svg:x="1.639in" svg:y="-0.0299in" svg:width="0.27708in" svg:height="0.26944in" draw:z-index="3" draw:id="id3" draw:style-name="a3" draw:name="Shape4" text:anchor-type="paragraph"><svg:title/><svg:desc/><text:p text:style-name="Standard"/><draw:enhanced-geometry draw:type="non-primitive" svg:viewBox="0 0 21600 21600" draw:enhanced-path="M 0 0 L 21600 0 21600 21600 0 21600 Z N"/></draw:custom-shape></text:span><text:span text:style-name="T214"><draw:custom-shape svg:x="1.9402in" svg:y="-0.0299in" svg:width="0.27708in" svg:height="0.26944in" draw:z-index="4" draw:id="id4" draw:style-name="a4" draw:name="Shape5" text:anchor-type="paragraph"><svg:title/><svg:desc/><text:p text:style-name="Standard"/><draw:enhanced-geometry draw:type="non-primitive" svg:viewBox="0 0 21600 21600" draw:enhanced-path="M 0 0 L 21600 0 21600 21600 0 21600 Z N"/></draw:custom-shape></text:span><text:span text:style-name="T215"><draw:custom-shape svg:x="2.2319in" svg:y="-0.0299in" svg:width="0.44653in" svg:height="0.26944in" draw:z-index="5" draw:id="id5" draw:style-name="a5" draw:name="Shape6" text:anchor-type="paragraph"><svg:title/><svg:desc/><text:p text:style-name="Standard"/><draw:enhanced-geometry draw:type="non-primitive" svg:viewBox="0 0 21600 21600" draw:enhanced-path="M 0 0 L 21600 0 21600 21600 0 21600 Z N"/></draw:custom-shape></text:span><text:span text:style-name="T216"><draw:custom-shape svg:x="2.6984in" svg:y="-0.0299in" svg:width="0.50069in" svg:height="0.26944in" draw:z-index="6" draw:id="id6" draw:style-name="a6" draw:name="Shape7" text:anchor-type="paragraph"><svg:title/><svg:desc/><text:p text:style-name="Standard"/><draw:enhanced-geometry draw:type="non-primitive" svg:viewBox="0 0 21600 21600" draw:enhanced-path="M 0 0 L 21600 0 21600 21600 0 21600 Z N"/></draw:custom-shape></text:span><text:span text:style-name="T217"><draw:custom-shape svg:x="3.2138in" svg:y="-0.0299in" svg:width="0.28056in" svg:height="0.26944in" draw:z-index="7" draw:id="id7" draw:style-name="a7" draw:name="Shape8" text:anchor-type="paragraph"><svg:title/><svg:desc/><text:p text:style-name="Standard"/><draw:enhanced-geometry draw:type="non-primitive" svg:viewBox="0 0 21600 21600" draw:enhanced-path="M 0 0 L 21600 0 21600 21600 0 21600 Z N"/></draw:custom-shape></text:span><text:span text:style-name="T218"><draw:custom-shape svg:x="3.5154in" svg:y="-0.0299in" svg:width="1.26389in" svg:height="0.26944in" draw:z-index="8" draw:id="id8" draw:style-name="a8" draw:name="Shape9" text:anchor-type="paragraph"><svg:title/><svg:desc/><text:p text:style-name="Standard"/><draw:enhanced-geometry draw:type="non-primitive" svg:viewBox="0 0 21600 21600" draw:enhanced-path="M 0 0 L 21600 0 21600 21600 0 21600 Z N"/></draw:custom-shape></text:span><text:span text:style-name="T219"><draw:custom-shape svg:x="4.8083in" svg:y="-0.0299in" svg:width="0.98611in" svg:height="0.26944in" draw:z-index="9" draw:id="id9" draw:style-name="a9" draw:name="Shape10" text:anchor-type="paragraph"><svg:title/><svg:desc/><text:p text:style-name="Standard"/><draw:enhanced-geometry draw:type="non-primitive" svg:viewBox="0 0 21600 21600" draw:enhanced-path="M 0 0 L 21600 0 21600 21600 0 21600 Z N"/></draw:custom-shape></text:span><text:span text:style-name="T220">-rw-r--r-- 1 root root 21 Mar 29 19:33 neueDatei</text:span></text:p>
      <text:p text:style-name="P221"><text:span text:style-name="T222">1<text:s/></text:span>: Hier wird angegeben, ob es sich bei dem Eintrag in dieser Zeile um ein Verzeichnis oder eine „normale“ Datei handelt. In unserem Fall ist hier einfach eine Textdatei aufgeführt, deswegen steht hier nur ein „<text:span text:style-name="T223">-</text:span>“. Würde es sich um ein Verzeichnis handeln, würde hier ein „<text:span text:style-name="T224">d</text:span>“ stehen.</text:p>
      <text:p text:style-name="P225"><text:span text:style-name="T226">2<text:s/></text:span>: Hier sind die Rechte des Besitzers der Datei aufgeführt.</text:p>
      <text:p text:style-name="P227"><text:span text:style-name="T228">3<text:s/></text:span>: Hier sind die Rechte der Gruppe der Datei aufgeführt.</text:p>
      <text:p text:style-name="P229"><text:span text:style-name="T230">4<text:s/></text:span>: Hier sind die Rechte von allen anderen Benutzern des Systems aufgeführt.</text:p>
      <text:p text:style-name="P231"><text:span text:style-name="T232">5<text:s/></text:span>: Das ist die Anzahl der Links im Dateisystem auf diese Datei.</text:p>
      <text:p text:style-name="P233"><text:span text:style-name="T234">6<text:s/></text:span>: Das ist der Besitzer der Datei.</text:p>
      <text:p text:style-name="P235"><text:span text:style-name="T236">7<text:s/></text:span>: Das ist die Gruppe der Datei.</text:p>
      <text:p text:style-name="P237"><text:span text:style-name="T238">8<text:s/></text:span>: Das ist die Dateigröße, in diesem Fall also 21 Bytes.</text:p>
      <text:p text:style-name="P239"><text:span text:style-name="T240">9<text:s/></text:span>: Zu diesem Zeitpunkt wurde die Datei das letzte Mal geschrieben wurde.</text:p>
      <text:p text:style-name="Textbody"><text:span text:style-name="T241">10</text:span>: Das ist der Dateiname.</text:p>
      <text:h text:style-name="Überschrift2" text:outline-level="2"><text:bookmark-start text:name="__RefHeading__300_2098979289"/>Besitzer und Gruppe ändern<text:bookmark-end text:name="__RefHeading__300_2098979289"/></text:h>
      <text:p text:style-name="Textbody">In GNU/Linux hat jede Datei, wie du oben schon gesehen hast, einen Besitzer und eine Gruppe. Heutiger Standard ist, dass es für jeden Benutzer auch eine eigene Gruppe gibt, die gleich heißt wie der Benutzer. Jede neue Datei, die ein Benutzer anlegt, hat standardmäßig ihn selbst als Besitzer und die gleichnamige Gruppe als Gruppe.</text:p>
      <text:p text:style-name="Textbody">Um den Besitzer und die Gruppe einer Datei zu ändern gibt es den Befehl „<text:span text:style-name="T242">chown</text:span>“<text:s/><text:span text:style-name="T243">[change owner]</text:span>. Der Aufruf funktioniert so:</text:p>
      <text:p text:style-name="Textbody"><text:tab/>„<text:span text:style-name="T244">chown neuerBesitzer:neueGruppe dateiname</text:span>“.</text:p>
      <text:soft-page-break/>
      <text:p text:style-name="Aufgabe"><text:span text:style-name="T245">☞</text:span><text:tab/>Mit welchem Befehl änderst du den Besitzer der Datei „<text:span text:style-name="T246">neueDatei</text:span>“ auf „<text:span text:style-name="T247">nobody</text:span>“ und die Gruppe auf „<text:span text:style-name="T248">sudo</text:span>“?<text:line-break/></text:p>
      <text:p text:style-name="P249">root@Debian-Client-Suljevic:/home# chown nobody:sudo neueDatei</text:p>
      <text:p text:style-name="Aufgabe"><text:span text:style-name="T250">☞</text:span><text:tab/>Führe nochmals den Befehl „<text:span text:style-name="T251">ls -l</text:span>“ aus! Du solltest jetzt sehen, dass die Datei „<text:span text:style-name="T252">neueDatei</text:span>“ einen neuen Besitzer und eine neue Gruppe hat!<text:line-break/></text:p>
      <text:h text:style-name="Überschrift2" text:outline-level="2"><text:bookmark-start text:name="__RefHeading__165_2098979289"/>Posix Rechte<text:bookmark-end text:name="__RefHeading__165_2098979289"/></text:h>
      <text:p text:style-name="Textbody">Es gibt drei Posix Rechte:</text:p>
      <text:list text:style-name="LFO7" text:continue-numbering="true">
        <text:list-item>
          <text:p text:style-name="P253">„<text:span text:style-name="T254">r</text:span>“<text:s/><text:span text:style-name="T255">[read]</text:span>: <text:s/>Wer dieses Recht besitzt, darf die Datei lesen.</text:p>
        </text:list-item>
        <text:list-item>
          <text:p text:style-name="P256">„<text:span text:style-name="T257">w</text:span>“<text:s/><text:span text:style-name="T258">[write]</text:span>: Wer dieses Recht besitzt, darf die Datei schreiben.</text:p>
        </text:list-item>
        <text:list-item>
          <text:p text:style-name="P259">„<text:span text:style-name="T260">x</text:span>“<text:s/><text:span text:style-name="T261">[execute]</text:span>: Wer dieses Recht besitzt, darf die Datei ausführen. Das setzt natürlich voraus, dass es sich um eine ausführbare Datei handelt.</text:p>
        </text:list-item>
      </text:list>
      <text:p text:style-name="Textbody">Welche der drei Rechte jemand besitzt, lässt sich in einer einzigen Zahl ausdrücken. Hierfür zählt das Recht „<text:span text:style-name="T262">r</text:span>“ 4 Punkte, das Recht „<text:span text:style-name="T263">w</text:span>“ 2 Punkte und das Recht „<text:span text:style-name="T264">x</text:span>“ 1 Punkt. Diese Punkte werden dann einfach addiert. Die möglichen Kombinationen sind also (In Klammer immer die dazugehörige ausgabe von „<text:span text:style-name="T265">ls -l</text:span>“):</text:p>
      <text:p text:style-name="P266"><text:span text:style-name="T267">0</text:span>: Gar keine Rechte („<text:span text:style-name="T268">---</text:span>“)</text:p>
      <text:p text:style-name="P269"><text:span text:style-name="T270">1</text:span>: Nur ausführen. („<text:span text:style-name="T271">--x</text:span>“)</text:p>
      <text:p text:style-name="P272"><text:span text:style-name="T273">2</text:span>: Nur schreiben. („<text:span text:style-name="T274">-w-</text:span>“)</text:p>
      <text:p text:style-name="P275"><text:span text:style-name="T276">3</text:span>: Schreiben und ausführen. („<text:span text:style-name="T277">-wx</text:span>“)</text:p>
      <text:p text:style-name="P278"><text:span text:style-name="T279">4</text:span>: Nur lesen. („<text:span text:style-name="T280">r--</text:span>“)</text:p>
      <text:p text:style-name="P281"><text:span text:style-name="T282">5</text:span>: Lesen und ausführen. („<text:span text:style-name="T283">r-x</text:span>“)</text:p>
      <text:p text:style-name="P284"><text:span text:style-name="T285">6</text:span>: Lesen und schreiben. („<text:span text:style-name="T286">rw-</text:span>“)</text:p>
      <text:p text:style-name="Textbody"><text:span text:style-name="T287">7</text:span>: Alle Rechte, also lesen, schreiben und ausführen. („<text:span text:style-name="T288">rwx</text:span>“)</text:p>
      <text:p text:style-name="Textbody">Diese Rechte gibt es für jede Datei dreimal. Einmal für den Besitzer, einmal für die Gruppe und einmal für alle anderen Benutzer des Systems.</text:p>
      <text:p text:style-name="Textbody">Im obigen Bespiel waren die Rechte mit „<text:span text:style-name="T289">rw-r--r--</text:span>“ angegeben. Der Besitzer darf die Datei also lesen und schreiben, die Gruppe die Datei nur lesen und alle anderen auch nur lesen. Ausführen darf<text:s/><text:soft-page-break/>die Datei niemand. Die Zahlenschreibweise für die Rechte auf diese Datei wäre also „<text:span text:style-name="T290">644</text:span>“.</text:p>
      <text:p text:style-name="Aufgabe"><text:span text:style-name="T291">☞</text:span><text:tab/>Wie lautet die Zahlenschreibweise für die Rechte „<text:span text:style-name="T292">rwxr-xr-x</text:span>“?</text:p>
      <text:p text:style-name="Lösung">731</text:p>
      <text:p text:style-name="Aufgabe"><text:span text:style-name="T293">☞</text:span><text:tab/>Für welche Rechte steht die Zahlenschreibweise „<text:span text:style-name="T294">511</text:span>“?</text:p>
      <text:p text:style-name="Lösung">r-x--x--x</text:p>
      <text:h text:style-name="Überschrift1" text:outline-level="1"><text:bookmark-start text:name="__RefHeading__282_2098979289"/>Händisch einen User anlegen<text:bookmark-end text:name="__RefHeading__282_2098979289"/></text:h>
      <text:h text:style-name="Überschrift2" text:outline-level="2"><text:bookmark-start text:name="__RefHeading__524_1635534262"/>Die Datei „<text:span text:style-name="T295">/etc/passwd</text:span>“<text:bookmark-end text:name="__RefHeading__524_1635534262"/></text:h>
      <text:p text:style-name="Textbody">In der Datei „<text:span text:style-name="T296">/etc/passwd</text:span>“ steht, welche Benutzer es auf unseren GNU/Linux System gibt. Für jeden Benutzer gibt es in dieser Datei eine Zeile. Eine Zeile könnte zum Beispiel lauten:</text:p>
      <text:p text:style-name="P297"><text:span text:style-name="T298"><draw:custom-shape svg:x="-0.0307in" svg:y="0.1772in" svg:width="0.85069in" svg:height="0.22569in" draw:z-index="10" draw:id="id10" draw:style-name="a10" draw:name="Shape11" text:anchor-type="paragraph"><svg:title/><svg:desc/><text:p text:style-name="Standard"/><draw:enhanced-geometry draw:type="non-primitive" svg:viewBox="0 0 21600 21600" draw:enhanced-path="M 0 0 L 21600 0 21600 21600 0 21600 Z N"/></draw:custom-shape></text:span><text:span text:style-name="T299"><draw:custom-shape svg:x="0.8835in" svg:y="0.1772in" svg:width="0.13611in" svg:height="0.22569in" draw:z-index="11" draw:id="id11" draw:style-name="a11" draw:name="Shape12" text:anchor-type="paragraph"><svg:title/><svg:desc/><text:p text:style-name="Standard"/><draw:enhanced-geometry draw:type="non-primitive" svg:viewBox="0 0 21600 21600" draw:enhanced-path="M 0 0 L 21600 0 21600 21600 0 21600 Z N"/></draw:custom-shape></text:span><text:span text:style-name="T300"><draw:custom-shape svg:x="1.1071in" svg:y="0.1772in" svg:width="0.40764in" svg:height="0.22569in" draw:z-index="12" draw:id="id12" draw:style-name="a12" draw:name="Shape13" text:anchor-type="paragraph"><svg:title/><svg:desc/><text:p text:style-name="Standard"/><draw:enhanced-geometry draw:type="non-primitive" svg:viewBox="0 0 21600 21600" draw:enhanced-path="M 0 0 L 21600 0 21600 21600 0 21600 Z N"/></draw:custom-shape></text:span><text:span text:style-name="T301"><draw:custom-shape svg:x="1.6028in" svg:y="0.1772in" svg:width="0.40764in" svg:height="0.22569in" draw:z-index="13" draw:id="id13" draw:style-name="a13" draw:name="Shape14" text:anchor-type="paragraph"><svg:title/><svg:desc/><text:p text:style-name="Standard"/><draw:enhanced-geometry draw:type="non-primitive" svg:viewBox="0 0 21600 21600" draw:enhanced-path="M 0 0 L 21600 0 21600 21600 0 21600 Z N"/></draw:custom-shape></text:span><text:span text:style-name="T302"><draw:custom-shape svg:x="2.089in" svg:y="0.1772in" svg:width="1.71736in" svg:height="0.22569in" draw:z-index="14" draw:id="id14" draw:style-name="a14" draw:name="Shape15" text:anchor-type="paragraph"><svg:title/><svg:desc/><text:p text:style-name="Standard"/><draw:enhanced-geometry draw:type="non-primitive" svg:viewBox="0 0 21600 21600" draw:enhanced-path="M 0 0 L 21600 0 21600 21600 0 21600 Z N"/></draw:custom-shape></text:span><text:span text:style-name="T303"><draw:custom-shape svg:x="3.8874in" svg:y="0.1772in" svg:width="1.41181in" svg:height="0.22569in" draw:z-index="15" draw:id="id15" draw:style-name="a15" draw:name="Shape16" text:anchor-type="paragraph"><svg:title/><svg:desc/><text:p text:style-name="Standard"/><draw:enhanced-geometry draw:type="non-primitive" svg:viewBox="0 0 21600 21600" draw:enhanced-path="M 0 0 L 21600 0 21600 21600 0 21600 Z N"/></draw:custom-shape></text:span><text:span text:style-name="T304"><draw:custom-shape svg:x="5.3945in" svg:y="0.1772in" svg:width="0.97222in" svg:height="0.22569in" draw:z-index="16" draw:id="id16" draw:style-name="a16" draw:name="Shape17" text:anchor-type="paragraph"><svg:title/><svg:desc/><text:p text:style-name="Standard"/><draw:enhanced-geometry draw:type="non-primitive" svg:viewBox="0 0 21600 21600" draw:enhanced-path="M 0 0 L 21600 0 21600 21600 0 21600 Z N"/></draw:custom-shape></text:span><text:span text:style-name="T305"><text:tab/>1</text:span><text:span text:style-name="T306"><text:tab/>2</text:span><text:span text:style-name="T307"><text:tab/>3</text:span><text:span text:style-name="T308"><text:tab/>4</text:span><text:span text:style-name="T309"><text:tab/>5</text:span><text:span text:style-name="T310"><text:tab/>6</text:span><text:span text:style-name="T311"><text:tab/>7</text:span></text:p>
      <text:p text:style-name="P312">user1234:x:1001:1001:Voller Name 12,,,:/home/user1234:/bin/bash</text:p>
      <text:p text:style-name="Textbody">Wie du siehst, sind die einzelnen Argumente in der Zeile durch Doppelpunkte voneinander getrennt. Die Argumente bedeuten folgendes:</text:p>
      <text:p text:style-name="P313"><text:span text:style-name="T314">1</text:span>: Das ist der Benutzername.</text:p>
      <text:p text:style-name="P315"><text:span text:style-name="T316">2</text:span>: Dieses Argument gibt es nur aus historischen Gründen. Hier steht immer ein „<text:span text:style-name="T317">x</text:span>“.</text:p>
      <text:p text:style-name="P318"><text:span text:style-name="T319">3</text:span>: Jeder Benutzer hat eine im System eindeutige Nummer.</text:p>
      <text:p text:style-name="P320"><text:span text:style-name="T321">4</text:span>: Das ist die primäre Gruppe des Benutzers. Auch sie hat eine eindeutige Nummer.</text:p>
      <text:p text:style-name="P322"><text:span text:style-name="T323">5</text:span>: Hier handelt es sich um ein Kommentarfeld. Eingebürgert hat es sich, den vollen Namen des Benutzers hier anzugeben.</text:p>
      <text:p text:style-name="P324"><text:span text:style-name="T325">6</text:span>: Hier steht, was das Homeverzeichnis des Benutzers ist.</text:p>
      <text:p text:style-name="P326"><text:span text:style-name="T327">7</text:span>: Dieses Programm wird ausgeführt, wenn sich der Benutzer auf der Kommandozeile einloggt.</text:p>
      <text:p text:style-name="Textbody">Unser neuer Benutzer soll folgende Daten haben:</text:p>
      <text:list text:style-name="LFO8" text:continue-numbering="true">
        <text:list-item>
          <text:p text:style-name="P328">Benutzername: „<text:span text:style-name="T329">user1</text:span>“</text:p>
        </text:list-item>
        <text:list-item>
          <text:p text:style-name="P330">Eindeutige Nummer: „<text:span text:style-name="T331">2000</text:span>“</text:p>
        </text:list-item>
        <text:list-item>
          <text:p text:style-name="P332">Eindeutige Nummer der Gruppe: „<text:span text:style-name="T333">2000</text:span>“</text:p>
        </text:list-item>
        <text:list-item>
          <text:p text:style-name="P334">Voller Name: „<text:span text:style-name="T335">Mein neuer Benutzer</text:span>“</text:p>
        </text:list-item>
        <text:list-item>
          <text:p text:style-name="P336">Homeverzeichnis: „<text:span text:style-name="T337">/home/user1</text:span>“</text:p>
        </text:list-item>
        <text:list-item>
          <text:p text:style-name="P338">Loginprogramm: „<text:span text:style-name="T339">/bin/bash</text:span>“</text:p>
        </text:list-item>
      </text:list>
      <text:p text:style-name="Aufgabe"><text:span text:style-name="T340">☞</text:span><text:tab/>Öffne die Datei „<text:span text:style-name="T341">/etc/passwd</text:span>“ mit dem Editor „<text:span text:style-name="T342">nano</text:span>“! Füge am Ende der Datei eine neue Zeile mit den Daten unseres neuen Benutzers ein! Wie lautet die Zeile?<text:line-break/></text:p>
      <text:p text:style-name="Lösung">user1:x:2000:2000:Mein neuer Benutzer,,,:/home/user1:/bin/bash</text:p>
      <text:h text:style-name="Überschrift2" text:outline-level="2"><text:bookmark-start text:name="__RefHeading__526_1635534262"/>Die Datei „<text:span text:style-name="T343">/etc/group</text:span>“<text:bookmark-end text:name="__RefHeading__526_1635534262"/></text:h>
      <text:p text:style-name="Textbody">In der Datei „/etc/group“ ist gespeichert, welche Gruppen es in unserem GNU/Linux System gibt. Für jede Gruppe gibt es eine eigene Zeile. Eine Zeile könnte zum Beispiel lauten:</text:p>
      <text:p text:style-name="P344">gruppe1:x:1001:user1234,user1235</text:p>
      <text:p text:style-name="Textbody">Wie in der Datei „<text:span text:style-name="T345">/etc/passwd</text:span>“ sind die Argumente in einer Zeile durch Doppelpunkte getrennt. Am Anfang steht der Name der Gruppe. Das zweite Feld gibt es wie schon oben nur aus historischen Gründen. Hier steht immer ein ein „<text:span text:style-name="T346">x</text:span>“. Als drittes Argument kommt die im System eindeutige Nummer der Gruppe. Am Schluss steht eine durch Kommas getrennte Liste aller Mitglieder der Gruppe.</text:p>
      <text:p text:style-name="Aufgabe"><text:span text:style-name="T347">☞</text:span><text:tab/>Füge am Ende der Datei „<text:span text:style-name="T348">/etc/group</text:span>“ eine neue Zeile mit den Daten für die Gruppe unseres neuen Benutzers ein! Wie lautet diese Zeile?<text:line-break/></text:p>
      <text:p text:style-name="Lösung">gruppe1:x:2000:user1</text:p>
      <text:h text:style-name="Überschrift2" text:outline-level="2"><text:bookmark-start text:name="__RefHeading__528_1635534262"/>Ein Passwort setzen<text:bookmark-end text:name="__RefHeading__528_1635534262"/></text:h>
      <text:p text:style-name="Textbody">Mit dem Befehl „<text:span text:style-name="T349">passwd BENUTZERNAME</text:span>“ kann man einem Benutzer ein neues Passwort setzen. Man wird zweimal aufgefordert, das neue Passwort einzugeben. Achtung! Dabei bleibt die Anzeige am Bildschirm leer, es werden als auch keine „<text:span text:style-name="T350">*</text:span>“ oder sonstiges angezeigt!</text:p>
      <text:p text:style-name="Aufgabe"><text:span text:style-name="T351">☞</text:span><text:tab/>Setze unserem neuen Benutzer das Passwort „<text:span text:style-name="T352">str3ngGehe1m!</text:span>“!</text:p>
      <text:h text:style-name="Überschrift2" text:outline-level="2"><text:bookmark-start text:name="__RefHeading__530_1635534262"/><text:soft-page-break/>Erstellen des Homeverzeichnisses<text:bookmark-end text:name="__RefHeading__530_1635534262"/></text:h>
      <text:p text:style-name="Aufgabe"><text:span text:style-name="T353">☞</text:span><text:tab/>Wechsle in das Verzeichnis „<text:span text:style-name="T354">/home</text:span>“!</text:p>
      <text:p text:style-name="Textbody">Mit dem Befehl „<text:span text:style-name="T355">mkdir VERZEICHNISNAME</text:span>“ lässt sich ein Verzeichnis anlegen.</text:p>
      <text:p text:style-name="Aufgabe"><text:span text:style-name="T356">☞</text:span><text:tab/>Lege für unseren neuen Benutzer das Homeverzeichnis „<text:span text:style-name="T357">user1</text:span>“ an!</text:p>
      <text:p text:style-name="P358"/>
      <text:p text:style-name="Aufgabe"><text:span text:style-name="T359">☞</text:span><text:tab/>Führe den Befehl „<text:span text:style-name="T360">ls -l</text:span>“ aus!</text:p>
      <text:p text:style-name="P361">root@Debian-Client-Suljevic:/home# ls -l</text:p>
      <text:p text:style-name="P362">total 8</text:p>
      <text:p text:style-name="P363">-rw-r--r-- 1 nobody sudo <text:s text:c="2"/>12 Oct <text:s/>3 09:14 neueDatei</text:p>
      <text:p text:style-name="P364">drwxr-xr-x 2 root <text:s text:c="2"/>root 4096 Oct <text:s/>3 09:46 user1</text:p>
      <text:p text:style-name="Textbody">Du siehst also, dass der Besitzer den neuen Verzeichnisses „<text:span text:style-name="T365">root</text:span>“ und die Gruppe auch „<text:span text:style-name="T366">root</text:span>“ ist.</text:p>
      <text:p text:style-name="Aufgabe"><text:span text:style-name="T367">☞</text:span><text:tab/>Mit welchem Befehl änderst du den Besitzer des Verzeichnisses „<text:span text:style-name="T368">user1</text:span>“ auf „<text:span text:style-name="T369">user1</text:span>“ und die Gruppe auch auf „<text:span text:style-name="T370">user1</text:span>“?<text:line-break/></text:p>
      <text:p text:style-name="Lösung">root@Debian-Client-Suljevic:/home# chown user1:gruppe1 user1/</text:p>
      <text:h text:style-name="Überschrift2" text:outline-level="2"><text:bookmark-start text:name="__RefHeading__1068_794026865"/>Den neuen Benutzer verwenden<text:bookmark-end text:name="__RefHeading__1068_794026865"/></text:h>
      <text:p text:style-name="Textbody">Du kannst dich jetzt ausloggen und mit dem Benutzernamen und Passwort des neuen Benutzers einloggen. Gratulation, du kennst dich jetzt mit GNU/Linux schon gut au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ourier" svg:font-family="Courier" style:font-family-generic="modern" style:font-pitch="fixed" svg:panose-1="2 7 4 9 2 2 5 2 4 4"/>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AT"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color="#808080" fo:hyphenate="false"/>
    </style:style>
    <style:style style:name="Standard" style:display-name="Standard" style:family="paragraph">
      <style:text-properties style:font-name="Liberation Sans" style:font-name-asian="Liberation Sans" style:font-name-complex="Liberation Sans" fo:font-size="10.5pt" style:font-size-asian="10.5pt" fo:hyphenate="false"/>
    </style:style>
    <style:style style:name="Absatz-Standardschriftart" style:display-name="Absatz-Standardschriftar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Heading" style:display-name="Heading" style:family="paragraph" style:parent-style-name="Standard" style:next-style-name="Textbody">
      <style:paragraph-properties fo:keep-with-next="always" fo:margin-top="0.1666in" fo:margin-bottom="0.0833in"/>
      <style:text-propertie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complex="FreeSans"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fo:line-height="150%"/>
      <style:text-properties style:font-name-complex="FreeSans" fo:font-size="12pt" style:font-size-asian="12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fo:margin-top="0.0416in"/>
      <style:text-properties fo:font-size="18pt" style:font-size-asian="18pt" style:font-size-complex="18pt" fo:hyphenate="false"/>
    </style:style>
    <style:style style:name="Aufgabe" style:display-name="Aufgabe" style:family="paragraph" style:parent-style-name="Standard">
      <style:paragraph-properties fo:margin-bottom="0.2in" fo:margin-left="0.55in" fo:text-indent="-0.55in" fo:background-color="#94BD5E">
        <style:tab-stops>
          <style:tab-stop style:type="left" style:position="0.55in"/>
        </style:tab-stops>
      </style:paragraph-properties>
      <style:text-properties fo:hyphenate="false"/>
    </style:style>
    <style:style style:name="Lösung" style:display-name="Lösung" style:family="paragraph" style:parent-style-name="Standard">
      <style:paragraph-properties fo:border="0.0034in solid #000000" fo:padding="0.0972in" style:shadow="none" fo:margin-bottom="0.2in" fo:margin-left="0.2in">
        <style:tab-stops/>
      </style:paragraph-properties>
      <style:text-properties style:font-name="Courier" style:font-name-asian="Courier" style:font-name-complex="Courier" fo:hyphenate="false"/>
    </style:style>
    <style:style style:name="HeaderandFooter" style:display-name="Header and 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EndnoteSymbol" style:display-name="Endnote Symbol" style:family="text"/>
    <style:style style:name="Endnoteanchor" style:display-name="Endnote anchor" style:family="text">
      <style:text-properties style:text-position="super 66.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2.4861in"/>
      </style:header-style>
      <style:footer-style>
        <style:header-footer-properties style:dynamic-spacing="true" fo:min-height="0.2812in"/>
      </style:footer-style>
    </style:page-layout>
  </office:automatic-styles>
  <office:master-styles>
    <style:master-page style:name="MPF0" style:page-layout-name="PL0">
      <style:header>
        <text:p text:style-name="Kopfzeile"><text:title text:fixed="false">GNU/Linux - Kommandozeile</text:title><text:tab/><text:tab/>tgm – Die Schule der Technik</text:p>
      </style:header>
      <style:footer>
        <text:p text:style-name="Fußzeile">Michael Fischer<text:tab/>Version 2, 20200321<text:tab/>Seite<text:s/><text:page-number text:fixed="false">10</text:page-number>/<text:page-count>10</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GNU/Linux - Kommandozeile</dc:title>
    <meta:initial-creator>Michael Fischer</meta:initial-creator>
    <dc:creator>Suljevic Benjamin</dc:creator>
    <meta:creation-date>2015-03-27T19:03:00Z</meta:creation-date>
    <dc:date>2022-10-03T07:48:00Z</dc:date>
    <meta:template xlink:href="Normal.dotm" xlink:type="simple"/>
    <meta:editing-cycles>34</meta:editing-cycles>
    <meta:editing-duration>PT0S</meta:editing-duration>
    <meta:document-statistic meta:page-count="14" meta:paragraph-count="35" meta:word-count="2447" meta:character-count="17830" meta:row-count="128" meta:non-whitespace-character-count="15418"/>
  </office:meta>
</office:document-meta>
</file>